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D000000E7F5AB8B2C.jpg" manifest:media-type="image/jpeg"/>
  <manifest:file-entry manifest:full-path="Pictures/1000000100000BC000000420687FC039.png" manifest:media-type="image/png"/>
  <manifest:file-entry manifest:full-path="Pictures/10000000000009A9000000EB2C10104B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IDFont+F2" svg:font-family="CIDFont+F2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1" svg:font-family="Calibri" style:font-adornments="Negrito" style:font-family-generic="swiss"/>
    <style:font-face style:name="Calibri2" svg:font-family="Calibri" style:font-adornments="Regular" style:font-family-generic="swiss"/>
    <style:font-face style:name="Franklin Gothic Heavy" svg:font-family="'Franklin Gothic Heavy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21.001cm" table:align="margins" style:may-break-between-rows="true" table:border-model="collapsing"/>
    </style:style>
    <style:style style:name="Tabela1.A" style:family="table-column">
      <style:table-column-properties style:column-width="21.001cm" style:rel-column-width="65535*"/>
    </style:style>
    <style:style style:name="Tabela1.1" style:family="table-row">
      <style:table-row-properties style:min-row-height="0.9cm"/>
    </style:style>
    <style:style style:name="Tabela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2" style:family="table">
      <style:table-properties style:width="21.001cm" fo:margin-left="0cm" fo:margin-right="0cm" fo:break-before="auto" fo:break-after="auto" table:align="margins" style:may-break-between-rows="true" table:border-model="collapsing"/>
    </style:style>
    <style:style style:name="Tabela2.A" style:family="table-column">
      <style:table-column-properties style:column-width="5.292cm" style:rel-column-width="16513*"/>
    </style:style>
    <style:style style:name="Tabela2.B" style:family="table-column">
      <style:table-column-properties style:column-width="3.321cm" style:rel-column-width="10364*"/>
    </style:style>
    <style:style style:name="Tabela2.C" style:family="table-column">
      <style:table-column-properties style:column-width="12.388cm" style:rel-column-width="38658*"/>
    </style:style>
    <style:style style:name="Tabela2.1" style:family="table-row">
      <style:table-row-properties style:min-row-height="0.002cm" fo:keep-together="auto"/>
    </style:style>
    <style:style style:name="Tabela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3" style:family="table">
      <style:table-properties style:width="20.997cm" fo:margin-left="0cm" fo:margin-right="0.004cm" fo:break-before="auto" fo:break-after="auto" table:align="margins" style:may-break-between-rows="true" table:border-model="collapsing"/>
    </style:style>
    <style:style style:name="Tabela3.A" style:family="table-column">
      <style:table-column-properties style:column-width="20.997cm" style:rel-column-width="65535*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Header">
      <style:text-properties officeooo:rsid="002c77ee"/>
    </style:style>
    <style:style style:name="P2" style:family="paragraph" style:parent-style-name="Standard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919008" officeooo:paragraph-rsid="006802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ef272" officeooo:paragraph-rsid="006e5e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ef272" officeooo:paragraph-rsid="00149c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ef272" officeooo:paragraph-rsid="0089e3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272" officeooo:paragraph-rsid="006e5e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.101cm" fo:margin-bottom="0.101cm" style:contextual-spacing="false" style:line-height-at-least="0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272" officeooo:paragraph-rsid="008d1f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2pt" fo:font-weight="normal" officeooo:rsid="0053efb8" officeooo:paragraph-rsid="00909813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2pt" fo:font-weight="normal" officeooo:rsid="0053efb8" officeooo:paragraph-rsid="008d9872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2pt" fo:font-weight="normal" officeooo:rsid="0053efb8" officeooo:paragraph-rsid="00ab168e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2pt" fo:font-weight="normal" officeooo:rsid="0053efb8" officeooo:paragraph-rsid="00ac56fc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2pt" fo:font-weight="normal" officeooo:rsid="0053efb8" officeooo:paragraph-rsid="00ade077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2pt" fo:font-weight="normal" officeooo:rsid="0053efb8" officeooo:paragraph-rsid="00ae43d2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0cm" style:auto-text-indent="false" fo:background-color="transparent"/>
      <style:text-properties fo:color="#000000" loext:opacity="100%" style:font-name="Calibri Light" fo:font-size="12pt" fo:font-weight="normal" officeooo:rsid="0053efb8" officeooo:paragraph-rsid="00a26300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weight="normal" officeooo:rsid="0053efb8" officeooo:paragraph-rsid="00909813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weight="normal" officeooo:rsid="0053efb8" officeooo:paragraph-rsid="008d9872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000000" loext:opacity="100%" style:font-name="Calibri Light" fo:font-size="11pt" fo:font-weight="normal" officeooo:rsid="0053efb8" officeooo:paragraph-rsid="00ade077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style="italic" fo:font-weight="normal" officeooo:rsid="0053efb8" officeooo:paragraph-rsid="00909813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0cm" style:auto-text-indent="false" fo:background-color="transparent"/>
      <style:text-properties fo:color="#000000" loext:opacity="100%" style:font-name="Calibri Light" fo:font-size="11pt" fo:font-style="italic" fo:font-weight="normal" officeooo:rsid="0053efb8" officeooo:paragraph-rsid="00a26300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margin-left="1.3cm" fo:margin-right="0.7cm" fo:line-height="100%" fo:text-align="justify" style:justify-single-word="false" fo:text-indent="-0.6cm" style:auto-text-indent="false"/>
      <style:text-properties fo:color="#000000" loext:opacity="100%" style:font-name="Calibri Light" fo:font-size="11pt" fo:font-style="italic" fo:font-weight="normal" officeooo:rsid="0053efb8" officeooo:paragraph-rsid="00a2a649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0cm" style:auto-text-indent="false" fo:background-color="transparent"/>
      <style:text-properties fo:color="#000000" loext:opacity="100%" style:font-name="Calibri Light" fo:font-size="11pt" fo:font-style="italic" fo:font-weight="normal" officeooo:rsid="0053efb8" officeooo:paragraph-rsid="00a2a649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style="italic" fo:font-weight="normal" officeooo:rsid="0053efb8" officeooo:paragraph-rsid="009f53c2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0cm" style:auto-text-indent="false" fo:background-color="transparent"/>
      <style:text-properties fo:color="#000000" loext:opacity="100%" style:font-name="Calibri Light" fo:font-size="11pt" fo:font-style="italic" fo:font-weight="normal" officeooo:rsid="0053efb8" officeooo:paragraph-rsid="00a885da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style="italic" fo:font-weight="normal" officeooo:rsid="0053efb8" officeooo:paragraph-rsid="00a885da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style="normal" fo:font-weight="normal" officeooo:rsid="0053efb8" officeooo:paragraph-rsid="00909813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style="normal" fo:font-weight="normal" officeooo:rsid="009c2ade" officeooo:paragraph-rsid="009c2ade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0pt" fo:font-style="italic" fo:font-weight="normal" officeooo:rsid="0053efb8" officeooo:paragraph-rsid="00909813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0cm" style:auto-text-indent="false" fo:background-color="transparent"/>
      <style:text-properties fo:color="#000000" loext:opacity="100%" style:font-name="Calibri Light" fo:font-size="10pt" fo:font-style="italic" fo:font-weight="normal" officeooo:rsid="0053efb8" officeooo:paragraph-rsid="00a26300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0pt" fo:font-style="italic" fo:font-weight="normal" officeooo:rsid="0053efb8" officeooo:paragraph-rsid="00a26300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0pt" fo:font-style="italic" fo:font-weight="normal" officeooo:rsid="0053efb8" officeooo:paragraph-rsid="00a5f8e2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margin-left="1.3cm" fo:margin-right="0.7cm" fo:line-height="100%" fo:text-align="justify" style:justify-single-word="false" fo:text-indent="-0.6cm" style:auto-text-indent="false"/>
      <style:text-properties fo:color="#000000" loext:opacity="100%" style:font-name="Calibri Light" fo:font-size="10pt" fo:font-style="italic" fo:font-weight="normal" officeooo:rsid="0053efb8" officeooo:paragraph-rsid="00a6cc98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0pt" fo:font-style="italic" fo:font-weight="normal" officeooo:rsid="0053efb8" officeooo:paragraph-rsid="00a6cc98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0cm" style:auto-text-indent="false" fo:background-color="transparent"/>
      <style:text-properties fo:color="#000000" loext:opacity="100%" style:font-name="Calibri Light" fo:font-size="10pt" fo:font-style="italic" fo:font-weight="normal" officeooo:rsid="0053efb8" officeooo:paragraph-rsid="00a6cc98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0pt" fo:font-style="italic" fo:font-weight="normal" officeooo:rsid="0053efb8" officeooo:paragraph-rsid="00a885da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0pt" fo:font-style="italic" fo:font-weight="normal" officeooo:rsid="0053efb8" officeooo:paragraph-rsid="00b21afd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0pt" fo:font-style="italic" fo:font-weight="normal" officeooo:rsid="0053efb8" officeooo:paragraph-rsid="00a26300" style:font-size-asian="8.75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0pt" fo:font-style="normal" fo:font-weight="normal" officeooo:rsid="0053efb8" officeooo:paragraph-rsid="00b21afd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" fo:font-size="11pt" fo:font-weight="normal" officeooo:rsid="0053efb8" officeooo:paragraph-rsid="00909813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1" fo:font-size="11pt" fo:font-weight="normal" officeooo:rsid="0053efb8" officeooo:paragraph-rsid="00909813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1" fo:font-size="10pt" fo:font-style="italic" fo:font-weight="normal" officeooo:rsid="0053efb8" officeooo:paragraph-rsid="00909813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1" fo:font-size="10pt" fo:font-weight="normal" officeooo:rsid="0053efb8" officeooo:paragraph-rsid="00909813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Calibri Light" officeooo:paragraph-rsid="006802bb"/>
    </style:style>
    <style:style style:name="P43" style:family="paragraph" style:parent-style-name="Standard">
      <loext:graphic-properties draw:fill="none"/>
      <style:paragraph-properties fo:margin-left="1.3cm" fo:margin-right="0.7cm" fo:line-height="100%" fo:text-align="center" style:justify-single-word="false" fo:text-indent="0cm" style:auto-text-indent="false" fo:background-color="transparent"/>
      <style:text-properties style:font-name="Calibri Light" officeooo:paragraph-rsid="008d9872"/>
    </style:style>
    <style:style style:name="P44" style:family="paragraph" style:parent-style-name="Standard">
      <style:paragraph-properties fo:line-height="100%" fo:text-align="start" style:justify-single-word="false"/>
      <style:text-properties style:font-name="Calibri" officeooo:paragraph-rsid="006802bb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Calibri" officeooo:paragraph-rsid="006802bb"/>
    </style:style>
    <style:style style:name="P46" style:family="paragraph" style:parent-style-name="Standard">
      <loext:graphic-properties draw:fill="none"/>
      <style:paragraph-properties fo:margin-left="1.3cm" fo:margin-right="0.7cm" fo:line-height="100%" fo:text-align="center" style:justify-single-word="false" fo:text-indent="-0.6cm" style:auto-text-indent="false" fo:background-color="transparent"/>
      <style:text-properties fo:color="#efa047" loext:opacity="100%" style:font-name="Franklin Gothic Heavy" fo:font-size="12pt" fo:font-weight="normal" officeooo:rsid="0053efb8" officeooo:paragraph-rsid="008d9872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efa047" loext:opacity="100%" style:font-name="Calibri Light1" fo:font-size="10pt" fo:font-weight="normal" officeooo:rsid="0053efb8" officeooo:paragraph-rsid="00b01712" style:font-size-asian="10pt" style:font-weight-asian="normal" style:font-size-complex="10pt" style:font-weight-complex="normal"/>
    </style:style>
    <style:style style:name="P48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ff8000" loext:opacity="100%" style:font-name="Calibri" fo:font-size="12pt" fo:font-weight="normal" officeooo:rsid="0053efb8" officeooo:paragraph-rsid="00909813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ff8000" loext:opacity="100%" style:font-name="Calibri" fo:font-size="12pt" fo:font-weight="bold" officeooo:rsid="0053efb8" officeooo:paragraph-rsid="00909813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ff8000" loext:opacity="100%" style:font-name="Calibri" fo:font-size="11pt" fo:font-weight="bold" officeooo:rsid="0053efb8" officeooo:paragraph-rsid="00909813" style:font-size-asian="11pt" style:font-weight-asian="bold" style:font-size-complex="11pt" style:font-weight-complex="bold"/>
    </style:style>
    <style:style style:name="P51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ff8000" loext:opacity="100%" style:font-name="Calibri Light" fo:font-size="11pt" fo:font-style="normal" fo:font-weight="bold" officeooo:rsid="0053efb8" officeooo:paragraph-rsid="00909813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ff8000" loext:opacity="100%" fo:font-weight="bold" officeooo:paragraph-rsid="00909813" style:font-weight-asian="bold" style:font-weight-complex="bold"/>
    </style:style>
    <style:style style:name="P53" style:family="paragraph" style:parent-style-name="Standard" style:list-style-name="L1">
      <loext:graphic-properties draw:fill="none"/>
      <style:paragraph-properties fo:margin-left="1.3cm" fo:margin-right="0.7cm" fo:line-height="100%" fo:text-align="center" style:justify-single-word="false" fo:text-indent="0cm" style:auto-text-indent="false" fo:background-color="transparent"/>
      <style:text-properties fo:color="#efa047" loext:opacity="100%" style:font-name="Calibri" fo:font-size="12pt" fo:font-weight="normal" officeooo:rsid="0053efb8" officeooo:paragraph-rsid="00909813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loext:graphic-properties draw:fill="none"/>
      <style:paragraph-properties fo:margin-left="1.3cm" fo:margin-right="0.7cm" fo:line-height="100%" fo:text-align="center" style:justify-single-word="false" fo:text-indent="0cm" style:auto-text-indent="false" fo:background-color="transparent"/>
      <style:text-properties fo:color="#ff8000" loext:opacity="100%" style:font-name="Calibri" fo:font-size="12pt" fo:font-weight="bold" officeooo:rsid="0053efb8" officeooo:paragraph-rsid="00909813" style:font-size-asian="12pt" style:font-weight-asian="bold" style:font-size-complex="12pt" style:font-weight-complex="bold"/>
    </style:style>
    <style:style style:name="P55" style:family="paragraph" style:parent-style-name="Standard" style:list-style-name="L2">
      <style:paragraph-properties fo:text-align="justify" style:justify-single-word="false"/>
      <style:text-properties style:font-name="Calibri Light1" fo:font-size="11pt" fo:font-weight="bold" style:font-size-asian="11pt" style:font-weight-asian="bold" style:font-size-complex="11pt" style:font-weight-complex="bold"/>
    </style:style>
    <style:style style:name="P56" style:family="paragraph" style:parent-style-name="Standard" style:list-style-name="L2">
      <style:paragraph-properties fo:text-align="justify" style:justify-single-word="false"/>
      <style:text-properties style:font-name="Calibri Light1" fo:font-size="11pt" fo:font-weight="bold" officeooo:paragraph-rsid="0095635d" style:font-size-asian="11pt" style:font-weight-asian="bold" style:font-size-complex="11pt" style:font-weight-complex="bold"/>
    </style:style>
    <style:style style:name="P57" style:family="paragraph" style:parent-style-name="Standard" style:list-style-name="L3">
      <style:text-properties style:font-name="Calibri Light1" fo:font-size="11pt" fo:font-weight="bold" officeooo:paragraph-rsid="00b21afd" style:font-size-asian="11pt" style:font-weight-asian="bold" style:font-size-complex="11pt" style:font-weight-complex="bold"/>
    </style:style>
    <style:style style:name="P58" style:family="paragraph" style:parent-style-name="Standard" style:list-style-name="L3">
      <style:text-properties style:font-name="Calibri Light1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 style:list-style-name="L3">
      <style:text-properties style:font-name="Calibri Light1" fo:font-size="11pt" fo:font-weight="bold" officeooo:rsid="00ade077" officeooo:paragraph-rsid="00ade077" style:font-size-asian="11pt" style:font-weight-asian="bold" style:font-size-complex="11pt" style:font-weight-complex="bold"/>
    </style:style>
    <style:style style:name="P60" style:family="paragraph" style:parent-style-name="Standard" style:list-style-name="L3">
      <style:text-properties style:font-name="Calibri Light1" fo:font-size="11pt" fo:font-weight="bold" officeooo:rsid="00ade077" officeooo:paragraph-rsid="00b01712" style:font-size-asian="11pt" style:font-weight-asian="bold" style:font-size-complex="11pt" style:font-weight-complex="bold"/>
    </style:style>
    <style:style style:name="P61" style:family="paragraph" style:parent-style-name="Standard" style:list-style-name="L3">
      <style:text-properties style:font-name="Calibri Light1" fo:font-size="11pt" fo:font-weight="bold" officeooo:rsid="00b01712" officeooo:paragraph-rsid="00b01712" style:font-size-asian="11pt" style:font-weight-asian="bold" style:font-size-complex="11pt" style:font-weight-complex="bold"/>
    </style:style>
    <style:style style:name="P62" style:family="paragraph" style:parent-style-name="Standard" style:list-style-name="L3">
      <style:text-properties style:font-name="Calibri Light1" fo:font-size="11pt" fo:font-weight="bold" officeooo:rsid="00b1e5af" officeooo:paragraph-rsid="00b1e5af" style:font-size-asian="11pt" style:font-weight-asian="bold" style:font-size-complex="11pt" style:font-weight-complex="bold"/>
    </style:style>
    <style:style style:name="P63" style:family="paragraph" style:parent-style-name="Standard" style:list-style-name="L2">
      <style:paragraph-properties fo:text-align="justify" style:justify-single-word="false"/>
      <style:text-properties style:font-name="Calibri Light1" fo:font-size="11pt" style:font-size-asian="11pt" style:font-size-complex="11pt"/>
    </style:style>
    <style:style style:name="P64" style:family="paragraph" style:parent-style-name="Standard" style:list-style-name="L2">
      <style:text-properties style:font-name="Calibri Light1" fo:font-size="11pt" style:font-size-asian="11pt" style:font-size-complex="11pt"/>
    </style:style>
    <style:style style:name="P65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" fo:font-size="11pt" fo:font-weight="normal" officeooo:rsid="0053efb8" officeooo:paragraph-rsid="0092c17d" style:font-size-asian="11pt" style:font-weight-asian="normal" style:font-size-complex="11pt" style:font-weight-complex="normal"/>
    </style:style>
    <style:style style:name="P66" style:family="paragraph" style:parent-style-name="Standard" style:list-style-name="L2">
      <loext:graphic-properties draw:fill="none"/>
      <style:paragraph-properties fo:margin-left="3.2cm" fo:margin-right="0.7cm" fo:text-align="justify" style:justify-single-word="false" fo:text-indent="-0.6cm" style:auto-text-indent="false" fo:background-color="transparent"/>
      <style:text-properties fo:color="#000000" loext:opacity="100%" style:font-name="Calibri Light1" fo:font-size="11pt" officeooo:rsid="0053efb8" style:font-size-asian="11pt" style:font-size-complex="11pt"/>
    </style:style>
    <style:style style:name="P67" style:family="paragraph" style:parent-style-name="Standard" style:list-style-name="L2">
      <style:paragraph-properties fo:text-align="justify" style:justify-single-word="false"/>
      <style:text-properties fo:color="#000000" loext:opacity="100%" style:font-name="Calibri Light1" fo:font-size="11pt" officeooo:rsid="0053efb8" style:font-size-asian="11pt" style:font-size-complex="11pt"/>
    </style:style>
    <style:style style:name="P68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style="normal" fo:font-weight="bold" officeooo:rsid="00a26300" officeooo:paragraph-rsid="00909813" style:font-size-asian="11pt" style:font-style-asian="normal" style:font-weight-asian="bold" style:font-size-complex="11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style="normal" fo:font-weight="bold" officeooo:rsid="009c2ade" officeooo:paragraph-rsid="00a5f8e2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style="normal" fo:font-weight="bold" officeooo:rsid="009c2ade" officeooo:paragraph-rsid="00a885da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style="normal" fo:font-weight="bold" officeooo:rsid="009c2ade" officeooo:paragraph-rsid="00a6cc98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style="normal" fo:font-weight="bold" officeooo:rsid="009c2ade" officeooo:paragraph-rsid="00ab168e" style:font-size-asian="11pt" style:font-style-asian="normal" style:font-weight-asian="bold" style:font-size-complex="11pt" style:font-style-complex="normal" style:font-weight-complex="bold"/>
    </style:style>
    <style:style style:name="P73" style:family="paragraph" style:parent-style-name="Standard">
      <loext:graphic-properties draw:fill="none"/>
      <style:paragraph-properties fo:margin-left="1.3cm" fo:margin-right="0.7cm" fo:line-height="100%" fo:text-align="justify" style:justify-single-word="false" fo:text-indent="-0.6cm" style:auto-text-indent="false" fo:background-color="transparent"/>
      <style:text-properties fo:color="#000000" loext:opacity="100%" style:font-name="Calibri Light" fo:font-size="11pt" fo:font-style="normal" fo:font-weight="bold" officeooo:rsid="00ac56fc" officeooo:paragraph-rsid="00ac56fc" style:font-size-asian="11pt" style:font-style-asian="normal" style:font-weight-asian="bold" style:font-size-complex="11pt" style:font-style-complex="normal" style:font-weight-complex="bold"/>
    </style:style>
    <style:style style:name="P74" style:family="paragraph" style:parent-style-name="Standard" style:list-style-name="L3">
      <style:text-properties style:font-name="Calibri" fo:font-size="11pt" style:font-name-asian="OpenSymbol" style:font-size-asian="11pt" style:font-name-complex="OpenSymbol" style:font-size-complex="11pt"/>
    </style:style>
    <style:style style:name="P75" style:family="paragraph" style:parent-style-name="Standard" style:list-style-name="L2" style:master-page-name="">
      <loext:graphic-properties draw:fill="none"/>
      <style:paragraph-properties fo:margin-left="3.2cm" fo:margin-right="0.7cm" fo:text-align="justify" style:justify-single-word="false" fo:text-indent="-0.6cm" style:auto-text-indent="false" style:page-number="auto" fo:background-color="transparent"/>
    </style:style>
    <style:style style:name="P76" style:family="paragraph">
      <style:paragraph-properties fo:text-align="start"/>
      <style:text-properties style:font-name="Calibri2" fo:font-size="10pt" fo:font-weight="normal"/>
    </style:style>
    <style:style style:name="P77" style:family="paragraph">
      <style:paragraph-properties fo:text-align="start"/>
      <style:text-properties fo:color="#ff0000" style:font-name="Calibri1" fo:font-size="11pt" fo:font-weight="normal"/>
    </style:style>
    <style:style style:name="P78" style:family="paragraph">
      <style:paragraph-properties fo:text-align="start"/>
      <style:text-properties fo:color="#00a933" style:font-name="Calibri1" fo:font-size="11pt" fo:font-weight="normal"/>
    </style:style>
    <style:style style:name="P79" style:family="paragraph">
      <style:paragraph-properties fo:text-align="start"/>
      <style:text-properties style:text-line-through-style="none" style:text-line-through-type="none" style:font-name="Calibri2" fo:font-size="12pt" fo:font-style="normal" style:text-underline-style="none"/>
    </style:style>
    <style:style style:name="P80" style:family="paragraph">
      <style:paragraph-properties fo:text-align="start"/>
      <style:text-properties fo:color="#0c01f7" style:font-name="Calibri1" fo:font-size="11pt" fo:font-weight="normal"/>
    </style:style>
    <style:style style:name="P8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2" style:family="paragraph">
      <style:paragraph-properties fo:text-align="start"/>
    </style:style>
    <style:style style:name="P83" style:family="paragraph">
      <style:paragraph-properties fo:text-align="center"/>
    </style:style>
    <style:style style:name="P84" style:family="paragraph">
      <style:paragraph-properties fo:text-align="center" style:writing-mode="lr-tb"/>
    </style:style>
    <style:style style:name="P85" style:family="paragraph">
      <loext:graphic-properties draw:fill="none"/>
      <style:paragraph-properties fo:text-align="center"/>
      <style:text-properties fo:color="#111111" loext:opacity="100%" style:font-name="Calibri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02bb" style:font-weight-asian="bold" style:font-weight-complex="bold"/>
    </style:style>
    <style:style style:name="T3" style:family="text">
      <style:text-properties fo:font-weight="bold" officeooo:rsid="0053efb8" style:font-weight-asian="bold" style:font-weight-complex="bold"/>
    </style:style>
    <style:style style:name="T4" style:family="text">
      <style:text-properties fo:font-weight="bold" officeooo:rsid="00909813" style:font-weight-asian="bold" style:font-weight-complex="bold"/>
    </style:style>
    <style:style style:name="T5" style:family="text">
      <style:text-properties fo:font-weight="bold" officeooo:rsid="00ade077" style:font-weight-asian="bold" style:font-weight-complex="bold"/>
    </style:style>
    <style:style style:name="T6" style:family="text">
      <style:text-properties fo:font-weight="bold" officeooo:rsid="00b21afd" style:font-weight-asian="bold" style:font-weight-complex="bold"/>
    </style:style>
    <style:style style:name="T7" style:family="text">
      <style:text-properties fo:font-size="12pt" officeooo:rsid="0053efb8" style:font-size-asian="12pt" style:font-size-complex="12pt"/>
    </style:style>
    <style:style style:name="T8" style:family="text">
      <style:text-properties officeooo:rsid="005c1ad6"/>
    </style:style>
    <style:style style:name="T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53ef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6802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fo:font-style="normal" fo:font-weight="bold" officeooo:rsid="0053efb8" style:font-style-asian="normal" style:font-weight-asian="bold" style:font-style-complex="normal" style:font-weight-complex="bold"/>
    </style:style>
    <style:style style:name="T12" style:family="text">
      <style:text-properties fo:color="#000000" loext:opacity="100%" fo:font-style="italic" fo:font-weight="bold" officeooo:rsid="0053efb8" style:font-style-asian="italic" style:font-weight-asian="bold" style:font-style-complex="italic" style:font-weight-complex="bold"/>
    </style:style>
    <style:style style:name="T13" style:family="text">
      <style:text-properties fo:color="#000000" loext:opacity="100%" fo:font-weight="normal" officeooo:rsid="0053efb8" style:font-weight-asian="normal" style:font-weight-complex="normal"/>
    </style:style>
    <style:style style:name="T14" style:family="text">
      <style:text-properties fo:color="#000000" loext:opacity="100%" fo:font-weight="bold" officeooo:rsid="0053efb8" style:font-weight-asian="bold" style:font-weight-complex="bold"/>
    </style:style>
    <style:style style:name="T15" style:family="text">
      <style:text-properties fo:color="#000000" loext:opacity="100%" fo:font-size="10pt" fo:font-style="italic" fo:font-weight="normal" officeooo:rsid="0053efb8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color="#000000" loext:opacity="100%" style:font-name="Calibri Light1" fo:font-size="11pt" officeooo:rsid="0053efb8" style:font-size-asian="11pt" style:font-size-complex="11pt"/>
    </style:style>
    <style:style style:name="T17" style:family="text">
      <style:text-properties fo:color="#000000" loext:opacity="100%" style:font-name="Calibri Light1" fo:font-size="11pt" fo:font-weight="bold" officeooo:rsid="0053efb8" style:font-size-asian="11pt" style:font-weight-asian="bold" style:font-size-complex="11pt" style:font-weight-complex="bold"/>
    </style:style>
    <style:style style:name="T18" style:family="text">
      <style:text-properties officeooo:rsid="006e5ea0"/>
    </style:style>
    <style:style style:name="T19" style:family="text">
      <style:text-properties officeooo:rsid="008891f4"/>
    </style:style>
    <style:style style:name="T20" style:family="text">
      <style:text-properties style:font-name="Calibri"/>
    </style:style>
    <style:style style:name="T21" style:family="text">
      <style:text-properties style:font-name="Calibri" fo:font-weight="bold" style:font-weight-asian="bold" style:font-weight-complex="bold"/>
    </style:style>
    <style:style style:name="T22" style:family="text">
      <style:text-properties style:font-name="Calibri" fo:font-weight="bold" officeooo:rsid="008b85ac" style:font-weight-asian="bold" style:font-weight-complex="bold"/>
    </style:style>
    <style:style style:name="T23" style:family="text">
      <style:text-properties style:font-name="Calibri" fo:font-weight="bold" officeooo:rsid="008d1fea" style:font-weight-asian="bold" style:font-weight-complex="bold"/>
    </style:style>
    <style:style style:name="T24" style:family="text">
      <style:text-properties style:font-name="Calibri" fo:font-weight="bold" officeooo:rsid="006e5ea0" style:font-weight-asian="bold" style:font-weight-complex="bold"/>
    </style:style>
    <style:style style:name="T25" style:family="text">
      <style:text-properties officeooo:rsid="00909813"/>
    </style:style>
    <style:style style:name="T26" style:family="text">
      <style:text-properties officeooo:rsid="0092c17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fo:font-weight="bold" officeooo:rsid="009c2ade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a26300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9f53c2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a2623a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a2a649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ade077" style:font-style-asian="normal" style:font-weight-asian="bold" style:font-style-complex="normal" style:font-weight-complex="bold"/>
    </style:style>
    <style:style style:name="T34" style:family="text">
      <style:text-properties fo:font-size="11pt" fo:font-style="normal" style:font-size-asian="11pt" style:font-style-asian="normal" style:font-size-complex="11pt" style:font-style-complex="normal"/>
    </style:style>
    <style:style style:name="T35" style:family="text">
      <style:text-properties fo:font-size="11pt" fo:font-style="normal" fo:font-weight="bold" officeooo:rsid="009c2ade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fo:font-size="11pt" fo:font-style="normal" fo:font-weight="bold" officeooo:rsid="009f53c2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fo:font-size="11pt" fo:font-style="normal" fo:font-weight="bold" officeooo:rsid="00a2623a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fo:font-size="11pt" fo:font-style="normal" fo:font-weight="bold" officeooo:rsid="00a26300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fo:font-size="11pt" fo:font-style="normal" fo:font-weight="bold" officeooo:rsid="00a2a649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fo:font-size="11pt" fo:font-style="normal" fo:font-weight="bold" officeooo:rsid="00a6cc98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fo:font-size="11pt" fo:font-style="normal" fo:font-weight="bold" officeooo:rsid="00ab168e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font-size="11pt" fo:font-style="normal" fo:font-weight="bold" officeooo:rsid="00ac56fc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fo:font-size="11pt" fo:font-style="normal" fo:font-weight="bold" officeooo:rsid="00ade077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fo:font-size="11pt" fo:font-style="normal" fo:font-weight="bold" officeooo:rsid="00aef8fb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Calibri Light1" fo:font-weight="bold" style:font-weight-asian="bold" style:font-weight-complex="bold"/>
    </style:style>
    <style:style style:name="T46" style:family="text">
      <style:text-properties officeooo:rsid="0098f9e5"/>
    </style:style>
    <style:style style:name="T47" style:family="text">
      <style:text-properties officeooo:rsid="009a700d"/>
    </style:style>
    <style:style style:name="T48" style:family="text">
      <style:text-properties officeooo:rsid="009ad762"/>
    </style:style>
    <style:style style:name="T49" style:family="text">
      <style:text-properties fo:color="#ff8000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0" style:family="text">
      <style:text-properties fo:color="#ff8000" loext:opacity="100%" fo:font-size="11pt" fo:font-style="normal" fo:font-weight="bold" officeooo:rsid="009bdb51" style:font-size-asian="11pt" style:font-style-asian="normal" style:font-weight-asian="bold" style:font-size-complex="11pt" style:font-style-complex="normal" style:font-weight-complex="bold"/>
    </style:style>
    <style:style style:name="T51" style:family="text">
      <style:text-properties fo:color="#ff8000" loext:opacity="100%" fo:font-size="11pt" fo:font-style="normal" fo:font-weight="bold" officeooo:rsid="00b21afd" style:font-size-asian="11pt" style:font-style-asian="normal" style:font-weight-asian="bold" style:font-size-complex="11pt" style:font-style-complex="normal" style:font-weight-complex="bold"/>
    </style:style>
    <style:style style:name="T52" style:family="text">
      <style:text-properties fo:color="#ff8000" loext:opacity="100%" fo:font-size="11pt" fo:font-style="normal" fo:font-weight="bold" officeooo:rsid="00ba9aa8" style:font-size-asian="11pt" style:font-style-asian="normal" style:font-weight-asian="bold" style:font-size-complex="11pt" style:font-style-complex="normal" style:font-weight-complex="bold"/>
    </style:style>
    <style:style style:name="T53" style:family="text">
      <style:text-properties style:font-name="Calibri Light" fo:font-size="11pt" fo:font-style="normal" officeooo:rsid="009ad762" style:font-size-asian="11pt" style:font-style-asian="normal" style:font-size-complex="11pt" style:font-style-complex="normal"/>
    </style:style>
    <style:style style:name="T54" style:family="text">
      <style:text-properties style:font-name="Calibri Light" fo:font-size="11pt" fo:font-style="normal" officeooo:rsid="0053efb8" style:font-size-asian="11pt" style:font-style-asian="normal" style:font-size-complex="11pt" style:font-style-complex="normal"/>
    </style:style>
    <style:style style:name="T55" style:family="text">
      <style:text-properties style:font-name="Calibri Light" fo:font-size="11pt" fo:font-style="normal" officeooo:rsid="009bdb51" style:font-size-asian="11pt" style:font-style-asian="normal" style:font-size-complex="11pt" style:font-style-complex="normal"/>
    </style:style>
    <style:style style:name="T56" style:family="text">
      <style:text-properties style:font-name="Calibri Light" fo:font-size="11pt" fo:font-style="normal" officeooo:rsid="00b21afd" style:font-size-asian="11pt" style:font-style-asian="normal" style:font-size-complex="11pt" style:font-style-complex="normal"/>
    </style:style>
    <style:style style:name="T57" style:family="text">
      <style:text-properties officeooo:rsid="00b01712"/>
    </style:style>
    <style:style style:name="T58" style:family="text">
      <style:text-properties officeooo:rsid="00b1e5af"/>
    </style:style>
    <style:style style:name="T59" style:family="text">
      <style:text-properties fo:color="#111111" loext:opacity="100%" style:font-name="Calibri" fo:font-size="16pt" fo:font-weight="bold" style:font-name-asian="CIDFont+F2" style:font-size-asian="16pt" style:font-weight-asian="bold" style:font-name-complex="CIDFont+F2" style:font-size-complex="16pt" style:font-weight-complex="bold"/>
    </style:style>
    <style:style style:name="T60" style:family="text">
      <style:text-properties fo:color="#111111" loext:opacity="100%" style:font-name="Calibri" fo:font-size="5.40000009536743pt" fo:font-weight="bold" style:font-name-asian="CIDFont+F2" style:font-size-asian="5.40000009536743pt" style:font-weight-asian="bold" style:font-name-complex="CIDFont+F2" style:font-size-complex="5.40000009536743pt" style:font-weight-complex="bold"/>
    </style:style>
    <style:style style:name="T61" style:family="text">
      <style:text-properties fo:color="#efa047" loext:opacity="100%" style:font-name="Calibri" fo:font-size="14pt" fo:font-weight="bold" style:font-name-asian="CIDFont+F2" style:font-size-asian="14pt" style:font-weight-asian="bold" style:font-name-complex="CIDFont+F2" style:font-size-complex="14pt" style:font-weight-complex="bol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loext:decorative="false" style:run-through="foreground" style:vertical-pos="from-top" style:vertical-rel="page" style:horizontal-pos="from-left" style:horizontal-rel="paragraph"/>
    </style:style>
    <style:style style:name="gr2" style:family="graphic">
      <style:graphic-properties draw:textarea-vertical-align="bottom" loext:decorative="false"/>
    </style:style>
    <style:style style:name="gr3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top"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bottom" loext:decorative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9" style:family="graphic" style:data-style-name="C129">
      <style:graphic-properties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528cm" fo:min-width="6.38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number:date-style style:name="C129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ulário" form:datasource="Bibliography" form:allow-deletes="false" form:allow-inserts="false" form:allow-updates="false" form:apply-filter="true" form:escape-processing="false" form:enctype="application/text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Caixa de texto 2" form:control-implementation="ooo:com.sun.star.form.component.TextField" xml:id="control1" form:id="control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4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generic-control form:name="N/A" form:control-implementation="ooo:com.sun.star.form.component.NavigationToolBar" xml:id="control3" form:id="control3"/>
          <form:textarea form:name="Caixa de texto 1" form:control-implementation="ooo:com.sun.star.form.component.TextField" xml:id="control4" form:id="control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Caixa de texto 7" form:control-implementation="ooo:com.sun.star.form.component.TextField" xml:id="control5" form:id="control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6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3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Campo de data 3" form:control-implementation="ooo:com.sun.star.form.component.DateField" xml:id="control8" form:id="control8" form:min-value="1800-01-01" form:tab-index="1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aixa de texto 5" form:control-implementation="ooo:com.sun.star.form.component.TextField" xml:id="control9" form:id="control9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8" form:control-implementation="ooo:com.sun.star.form.component.TextField" xml:id="control10" form:id="control10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9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7" form:control-implementation="ooo:com.sun.star.form.component.TextField" xml:id="control12" form:id="control1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name="Formulário" form:allow-deletes="false" form:allow-inserts="false" form:allow-updates="false" form:apply-filter="true" form:escape-processing="false" form:enctype="application/text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ixa de seleção 3" form:control-implementation="ooo:com.sun.star.form.component.CheckBox" xml:id="control13" form:id="control13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14" form:id="control14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15" form:id="control15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16" form:id="control16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17" form:id="control17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18" form:id="control18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" form:control-implementation="ooo:com.sun.star.form.component.CheckBox" xml:id="control19" form:id="control19" form:label="SIM, não todos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0" form:id="control20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" form:control-implementation="ooo:com.sun.star.form.component.CheckBox" xml:id="control21" form:id="control21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22" form:id="control2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23" form:id="control2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24" form:id="control24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25" form:id="control25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26" form:id="control26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27" form:id="control27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28" form:id="control2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29" form:id="control2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30" form:id="control30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31" form:id="control31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32" form:id="control3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33" form:id="control3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34" form:id="control34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35" form:id="control35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36" form:id="control36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37" form:id="control37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38" form:id="control3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39" form:id="control3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Formulário" form:datasource="Bibliography" form:allow-deletes="false" form:allow-inserts="false" form:allow-updates="false" form:apply-filter="true" form:escape-processing="false" form:enctype="application/text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Caixa de texto 2" form:control-implementation="ooo:com.sun.star.form.component.TextField" xml:id="control40" form:id="control4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1" form:control-implementation="ooo:com.sun.star.form.component.TextField" xml:id="control41" form:id="control4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name="Formulário" form:command="biblio" form:datasource="Bibliography" form:allow-deletes="false" form:allow-inserts="false" form:allow-updates="false" form:apply-filter="true" form:escape-processing="false" form:enctype="application/text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area form:name="Caixa de texto 1" form:control-implementation="ooo:com.sun.star.form.component.TextField" xml:id="control42" form:id="control4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heckbox form:name="Caixa de seleção 49" form:control-implementation="ooo:com.sun.star.form.component.CheckBox" xml:id="control43" form:id="control43" form:label="ISA CTEEP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0" form:control-implementation="ooo:com.sun.star.form.component.CheckBox" xml:id="control44" form:id="control44" form:label="ENEL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1" form:control-implementation="ooo:com.sun.star.form.component.CheckBox" xml:id="control45" form:id="control45" form:label="Eletrosul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2" form:control-implementation="ooo:com.sun.star.form.component.CheckBox" xml:id="control46" form:id="control46" form:label="Eletronorte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3" form:control-implementation="ooo:com.sun.star.form.component.CheckBox" xml:id="control47" form:id="control47" form:label="Chesf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4" form:control-implementation="ooo:com.sun.star.form.component.CheckBox" xml:id="control48" form:id="control48" form:label="CPFL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5" form:control-implementation="ooo:com.sun.star.form.component.CheckBox" xml:id="control49" form:id="control49" form:label="Neoenergi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5" form:control-implementation="ooo:com.sun.star.form.component.CheckBox" xml:id="control50" form:id="control50" form:label="Digsi4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6" form:control-implementation="ooo:com.sun.star.form.component.CheckBox" xml:id="control51" form:id="control51" form:label="Digsi5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52" form:id="control52" form:label="PC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53" form:id="control53" form:label="Acselerator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9" form:control-implementation="ooo:com.sun.star.form.component.CheckBox" xml:id="control54" form:id="control54" form:label="Enervist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0" form:control-implementation="ooo:com.sun.star.form.component.CheckBox" xml:id="control55" form:id="control55" form:label="MiCOM Agile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1" form:control-implementation="ooo:com.sun.star.form.component.CheckBox" xml:id="control56" form:id="control56" form:label="Outros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8" form:control-implementation="ooo:com.sun.star.form.component.CheckBox" xml:id="control57" form:id="control57" form:label="Outros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7" form:control-implementation="ooo:com.sun.star.form.component.CheckBox" xml:id="control58" form:id="control58" form:label="Ziv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7" form:control-implementation="ooo:com.sun.star.form.component.CheckBox" xml:id="control59" form:id="control59" form:label="Ingetea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6" form:control-implementation="ooo:com.sun.star.form.component.CheckBox" xml:id="control60" form:id="control60" form:label="Schneider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5" form:control-implementation="ooo:com.sun.star.form.component.CheckBox" xml:id="control61" form:id="control61" form:label="SEL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4" form:control-implementation="ooo:com.sun.star.form.component.CheckBox" xml:id="control62" form:id="control62" form:label="GE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3" form:control-implementation="ooo:com.sun.star.form.component.CheckBox" xml:id="control63" form:id="control63" form:label="ABB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2" form:control-implementation="ooo:com.sun.star.form.component.CheckBox" xml:id="control64" form:id="control64" form:label="Siemens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0" form:control-implementation="ooo:com.sun.star.form.component.CheckBox" xml:id="control65" form:id="control65" form:label="ISA Altanov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1" form:control-implementation="ooo:com.sun.star.form.component.CheckBox" xml:id="control66" form:id="control66" form:label="Double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2" form:control-implementation="ooo:com.sun.star.form.component.CheckBox" xml:id="control67" form:id="control67" form:label="Omicron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3" form:control-implementation="ooo:com.sun.star.form.component.CheckBox" xml:id="control68" form:id="control68" form:label="Conprove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4" form:control-implementation="ooo:com.sun.star.form.component.CheckBox" xml:id="control69" form:id="control69" form:label="Outros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6" form:control-implementation="ooo:com.sun.star.form.component.CheckBox" xml:id="control70" form:id="control70" form:label="Outros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5" form:control-implementation="ooo:com.sun.star.form.component.CheckBox" xml:id="control71" form:id="control71" form:label="Digsi4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6" form:control-implementation="ooo:com.sun.star.form.component.CheckBox" xml:id="control72" form:id="control72" form:label="Digsi5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73" form:id="control73" form:label="PC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74" form:id="control74" form:label="Acselerator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9" form:control-implementation="ooo:com.sun.star.form.component.CheckBox" xml:id="control75" form:id="control75" form:label="Enervist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0" form:control-implementation="ooo:com.sun.star.form.component.CheckBox" xml:id="control76" form:id="control76" form:label="MiCOM Agile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1" form:control-implementation="ooo:com.sun.star.form.component.CheckBox" xml:id="control77" form:id="control77" form:label="Outros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0" form:control-implementation="ooo:com.sun.star.form.component.CheckBox" xml:id="control78" form:id="control78" form:label="ISA Altanov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1" form:control-implementation="ooo:com.sun.star.form.component.CheckBox" xml:id="control79" form:id="control79" form:label="Double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2" form:control-implementation="ooo:com.sun.star.form.component.CheckBox" xml:id="control80" form:id="control80" form:label="Omicron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3" form:control-implementation="ooo:com.sun.star.form.component.CheckBox" xml:id="control81" form:id="control81" form:label="Conprove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4" form:control-implementation="ooo:com.sun.star.form.component.CheckBox" xml:id="control82" form:id="control82" form:label="Outros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8" form:control-implementation="ooo:com.sun.star.form.component.CheckBox" xml:id="control83" form:id="control83" form:label="Linh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9" form:control-implementation="ooo:com.sun.star.form.component.CheckBox" xml:id="control84" form:id="control84" form:label="Barr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0" form:control-implementation="ooo:com.sun.star.form.component.CheckBox" xml:id="control85" form:id="control85" form:label="Traf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1" form:control-implementation="ooo:com.sun.star.form.component.CheckBox" xml:id="control86" form:id="control86" form:label="Banco Reator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2" form:control-implementation="ooo:com.sun.star.form.component.CheckBox" xml:id="control87" form:id="control87" form:label="Banco Capacitor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3" form:control-implementation="ooo:com.sun.star.form.component.CheckBox" xml:id="control88" form:id="control88" form:label="Serviço Auxiliar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5" form:control-implementation="ooo:com.sun.star.form.component.CheckBox" xml:id="control89" form:id="control89" form:label="Transmiss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6" form:control-implementation="ooo:com.sun.star.form.component.CheckBox" xml:id="control90" form:id="control90" form:label="Geraç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4" form:control-implementation="ooo:com.sun.star.form.component.CheckBox" xml:id="control91" form:id="control91" form:label="Distribuiç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9" form:control-implementation="ooo:com.sun.star.form.component.CheckBox" xml:id="control92" form:id="control92" form:label="13,8 a 88kV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0" form:control-implementation="ooo:com.sun.star.form.component.CheckBox" xml:id="control93" form:id="control93" form:label="138 a 230kV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1" form:control-implementation="ooo:com.sun.star.form.component.CheckBox" xml:id="control94" form:id="control94" form:label="440 a 765kV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8" form:control-implementation="ooo:com.sun.star.form.component.CheckBox" xml:id="control95" form:id="control95" form:label="Linh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9" form:control-implementation="ooo:com.sun.star.form.component.CheckBox" xml:id="control96" form:id="control96" form:label="Barr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0" form:control-implementation="ooo:com.sun.star.form.component.CheckBox" xml:id="control97" form:id="control97" form:label="Traf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1" form:control-implementation="ooo:com.sun.star.form.component.CheckBox" xml:id="control98" form:id="control98" form:label="Banco Reator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2" form:control-implementation="ooo:com.sun.star.form.component.CheckBox" xml:id="control99" form:id="control99" form:label="Banco Capacitor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3" form:control-implementation="ooo:com.sun.star.form.component.CheckBox" xml:id="control100" form:id="control100" form:label="Serviço Auxiliar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4" form:control-implementation="ooo:com.sun.star.form.component.CheckBox" xml:id="control101" form:id="control101" form:label="Distribuiç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5" form:control-implementation="ooo:com.sun.star.form.component.CheckBox" xml:id="control102" form:id="control102" form:label="Transmiss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6" form:control-implementation="ooo:com.sun.star.form.component.CheckBox" xml:id="control103" form:id="control103" form:label="Geraç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9" form:control-implementation="ooo:com.sun.star.form.component.CheckBox" xml:id="control104" form:id="control104" form:label="13,8 a 88kV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0" form:control-implementation="ooo:com.sun.star.form.component.CheckBox" xml:id="control105" form:id="control105" form:label="138 a 230kV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1" form:control-implementation="ooo:com.sun.star.form.component.CheckBox" xml:id="control106" form:id="control106" form:label="440 a 765kV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Caixa de texto 1" form:control-implementation="ooo:com.sun.star.form.component.TextField" xml:id="control107" form:id="control10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Caixa de texto 1" form:control-implementation="ooo:com.sun.star.form.component.TextField" xml:id="control108" form:id="control10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heckbox form:name="Caixa de seleção 32" form:control-implementation="ooo:com.sun.star.form.component.CheckBox" xml:id="control109" form:id="control109" form:label="Siemens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3" form:control-implementation="ooo:com.sun.star.form.component.CheckBox" xml:id="control110" form:id="control110" form:label="ABB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4" form:control-implementation="ooo:com.sun.star.form.component.CheckBox" xml:id="control111" form:id="control111" form:label="GE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5" form:control-implementation="ooo:com.sun.star.form.component.CheckBox" xml:id="control112" form:id="control112" form:label="SEL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6" form:control-implementation="ooo:com.sun.star.form.component.CheckBox" xml:id="control113" form:id="control113" form:label="Schneider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7" form:control-implementation="ooo:com.sun.star.form.component.CheckBox" xml:id="control114" form:id="control114" form:label="Ingetea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7" form:control-implementation="ooo:com.sun.star.form.component.CheckBox" xml:id="control115" form:id="control115" form:label="Ziv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8" form:control-implementation="ooo:com.sun.star.form.component.CheckBox" xml:id="control116" form:id="control116" form:label="Outros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9" form:control-implementation="ooo:com.sun.star.form.component.CheckBox" xml:id="control117" form:id="control117" form:label="ISA CTEEP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0" form:control-implementation="ooo:com.sun.star.form.component.CheckBox" xml:id="control118" form:id="control118" form:label="ENEL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1" form:control-implementation="ooo:com.sun.star.form.component.CheckBox" xml:id="control119" form:id="control119" form:label="Eletrosul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2" form:control-implementation="ooo:com.sun.star.form.component.CheckBox" xml:id="control120" form:id="control120" form:label="Eletronorte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3" form:control-implementation="ooo:com.sun.star.form.component.CheckBox" xml:id="control121" form:id="control121" form:label="Chesf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4" form:control-implementation="ooo:com.sun.star.form.component.CheckBox" xml:id="control122" form:id="control122" form:label="CPFL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5" form:control-implementation="ooo:com.sun.star.form.component.CheckBox" xml:id="control123" form:id="control123" form:label="Neoenergi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6" form:control-implementation="ooo:com.sun.star.form.component.CheckBox" xml:id="control124" form:id="control124" form:label="Outros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2" draw:z-index="46" draw:name="DrawObject 2" draw:style-name="gr1">
        <draw:control draw:name="Controle 18" draw:style-name="gr2" draw:text-style-name="P76" svg:width="1.95cm" svg:height="0.398cm" svg:x="2.658cm" svg:y="35.486cm" draw:control="control117"/>
        <draw:control draw:name="Controle 19" draw:style-name="gr2" draw:text-style-name="P76" svg:width="1.449cm" svg:height="0.398cm" svg:x="4.96cm" svg:y="35.486cm" draw:control="control118"/>
        <draw:control draw:name="Controle 20" draw:style-name="gr2" draw:text-style-name="P76" svg:width="1.95cm" svg:height="0.398cm" svg:x="6.71cm" svg:y="35.486cm" draw:control="control119"/>
        <draw:control draw:name="Controle 21" draw:style-name="gr2" draw:text-style-name="P76" svg:width="2.701cm" svg:height="0.398cm" svg:x="8.959cm" svg:y="35.486cm" draw:control="control120"/>
        <draw:control draw:name="Controle 22" draw:style-name="gr2" draw:text-style-name="P76" svg:width="1.484cm" svg:height="0.398cm" svg:x="12.075cm" svg:y="35.486cm" draw:control="control121"/>
        <draw:control draw:name="Controle 23" draw:style-name="gr2" draw:text-style-name="P76" svg:width="1.484cm" svg:height="0.398cm" svg:x="13.926cm" svg:y="35.486cm" draw:control="control122"/>
        <draw:control draw:name="Controle 24" draw:style-name="gr2" draw:text-style-name="P76" svg:width="2.484cm" svg:height="0.398cm" svg:x="15.76cm" svg:y="35.486cm" draw:control="control123"/>
        <draw:control draw:name="Controle 25" draw:style-name="gr2" draw:text-style-name="P76" svg:width="1.735cm" svg:height="0.398cm" svg:x="18.494cm" svg:y="35.486cm" draw:control="control124"/>
      </draw:g>
      <draw:g text:anchor-type="page" text:anchor-page-number="2" draw:z-index="45" draw:name="DrawObject 1" draw:style-name="gr1">
        <draw:control draw:name="Controle 9" draw:style-name="gr2" draw:text-style-name="P76" svg:width="2.001cm" svg:height="0.398cm" svg:x="2.658cm" svg:y="26.811cm" draw:control="control109"/>
        <draw:control draw:name="Controle 10" draw:style-name="gr2" draw:text-style-name="P76" svg:width="1.449cm" svg:height="0.398cm" svg:x="4.96cm" svg:y="26.811cm" draw:control="control110"/>
        <draw:control draw:name="Controle 12" draw:style-name="gr2" draw:text-style-name="P76" svg:width="1.2cm" svg:height="0.398cm" svg:x="6.71cm" svg:y="26.811cm" draw:control="control111"/>
        <draw:control draw:name="Controle 13" draw:style-name="gr2" draw:text-style-name="P76" svg:width="1.2cm" svg:height="0.398cm" svg:x="8.292cm" svg:y="26.811cm" draw:control="control112"/>
        <draw:control draw:name="Controle 14" draw:style-name="gr2" draw:text-style-name="P76" svg:width="2.484cm" svg:height="0.398cm" svg:x="10.093cm" svg:y="26.811cm" draw:control="control113"/>
        <draw:control draw:name="Controle 15" draw:style-name="gr2" draw:text-style-name="P76" svg:width="1.985cm" svg:height="0.398cm" svg:x="12.993cm" svg:y="26.811cm" draw:control="control114"/>
        <draw:control draw:name="Controle 16" draw:style-name="gr2" draw:text-style-name="P76" svg:width="1.001cm" svg:height="0.398cm" svg:x="15.409cm" svg:y="26.811cm" draw:control="control115"/>
        <draw:control draw:name="Controle 17" draw:style-name="gr2" draw:text-style-name="P76" svg:width="1.752cm" svg:height="0.398cm" svg:x="17.325cm" svg:y="26.811cm" draw:control="control116"/>
      </draw:g>
      <draw:g text:anchor-type="page" text:anchor-page-number="3" draw:z-index="27" draw:name="DrawObject 28" draw:style-name="gr6">
        <draw:control draw:name="Controle 153" draw:style-name="gr2" draw:text-style-name="P76" svg:width="1.751cm" svg:height="0.398cm" svg:x="2.658cm" svg:y="8.038cm" draw:control="control95"/>
        <draw:control draw:name="Controle 154" draw:style-name="gr2" draw:text-style-name="P76" svg:width="1.449cm" svg:height="0.398cm" svg:x="4.627cm" svg:y="8.038cm" draw:control="control96"/>
        <draw:control draw:name="Controle 155" draw:style-name="gr2" draw:text-style-name="P76" svg:width="1.782cm" svg:height="0.398cm" svg:x="6.376cm" svg:y="8.038cm" draw:control="control97"/>
        <draw:control draw:name="Controle 156" draw:style-name="gr2" draw:text-style-name="P76" svg:width="2.701cm" svg:height="0.398cm" svg:x="8.292cm" svg:y="8.038cm" draw:control="control98"/>
        <draw:control draw:name="Controle 157" draw:style-name="gr2" draw:text-style-name="P76" svg:width="2.984cm" svg:height="0.398cm" svg:x="11.093cm" svg:y="8.038cm" draw:control="control99"/>
        <draw:control draw:name="Controle 158" draw:style-name="gr2" draw:text-style-name="P76" svg:width="2.834cm" svg:height="0.398cm" svg:x="14.326cm" svg:y="8.038cm" draw:control="control100"/>
        <draw:control draw:name="Controle 159" draw:style-name="gr2" draw:text-style-name="P76" svg:width="2.5cm" svg:height="0.398cm" svg:x="2.658cm" svg:y="6.615cm" draw:control="control101"/>
        <draw:control draw:name="Controle 160" draw:style-name="gr2" draw:text-style-name="P76" svg:width="2.534cm" svg:height="0.398cm" svg:x="5.293cm" svg:y="6.615cm" draw:control="control102"/>
        <draw:control draw:name="Controle 161" draw:style-name="gr2" draw:text-style-name="P76" svg:width="2.251cm" svg:height="0.398cm" svg:x="7.992cm" svg:y="6.615cm" draw:control="control103"/>
        <draw:control draw:name="Controle 162" draw:style-name="gr2" draw:text-style-name="P76" svg:width="2.5cm" svg:height="0.398cm" svg:x="2.658cm" svg:y="7.282cm" draw:control="control104"/>
        <draw:control draw:name="Controle 163" draw:style-name="gr2" draw:text-style-name="P76" svg:width="2.366cm" svg:height="0.398cm" svg:x="5.293cm" svg:y="7.282cm" draw:control="control105"/>
        <draw:control draw:name="Controle 164" draw:style-name="gr2" draw:text-style-name="P76" svg:width="2.668cm" svg:height="0.398cm" svg:x="7.992cm" svg:y="7.282cm" draw:control="control106"/>
      </draw:g>
      <draw:g text:anchor-type="page" text:anchor-page-number="2" draw:z-index="26" draw:name="DrawObject28" draw:style-name="gr6">
        <draw:control draw:name="Controle 136" draw:style-name="gr2" draw:text-style-name="P76" svg:width="1.751cm" svg:height="0.398cm" svg:x="2.658cm" svg:y="18.51cm" draw:control="control83"/>
        <draw:control draw:name="Controle 137" draw:style-name="gr2" draw:text-style-name="P76" svg:width="1.449cm" svg:height="0.398cm" svg:x="4.627cm" svg:y="18.51cm" draw:control="control84"/>
        <draw:control draw:name="Controle 138" draw:style-name="gr2" draw:text-style-name="P76" svg:width="1.782cm" svg:height="0.398cm" svg:x="6.376cm" svg:y="18.51cm" draw:control="control85"/>
        <draw:control draw:name="Controle 139" draw:style-name="gr2" draw:text-style-name="P76" svg:width="2.701cm" svg:height="0.398cm" svg:x="8.292cm" svg:y="18.51cm" draw:control="control86"/>
        <draw:control draw:name="Controle 140" draw:style-name="gr2" draw:text-style-name="P76" svg:width="2.984cm" svg:height="0.398cm" svg:x="11.093cm" svg:y="18.51cm" draw:control="control87"/>
        <draw:control draw:name="Controle 141" draw:style-name="gr2" draw:text-style-name="P76" svg:width="2.834cm" svg:height="0.398cm" svg:x="14.326cm" svg:y="18.51cm" draw:control="control88"/>
        <draw:control draw:name="Controle 1" draw:style-name="gr2" draw:text-style-name="P76" svg:width="2.5cm" svg:height="0.398cm" svg:x="2.658cm" svg:y="17.087cm" draw:control="control91"/>
        <draw:control draw:name="Controle 2" draw:style-name="gr2" draw:text-style-name="P76" svg:width="2.534cm" svg:height="0.398cm" svg:x="5.293cm" svg:y="17.087cm" draw:control="control89"/>
        <draw:control draw:name="Controle 3" draw:style-name="gr2" draw:text-style-name="P76" svg:width="2.251cm" svg:height="0.398cm" svg:x="7.992cm" svg:y="17.087cm" draw:control="control90"/>
        <draw:control draw:name="Controle 142" draw:style-name="gr2" draw:text-style-name="P76" svg:width="2.5cm" svg:height="0.398cm" svg:x="2.658cm" svg:y="17.754cm" draw:control="control92"/>
        <draw:control draw:name="Controle 143" draw:style-name="gr2" draw:text-style-name="P76" svg:width="2.366cm" svg:height="0.398cm" svg:x="5.293cm" svg:y="17.754cm" draw:control="control93"/>
        <draw:control draw:name="Controle 144" draw:style-name="gr2" draw:text-style-name="P76" svg:width="2.668cm" svg:height="0.398cm" svg:x="7.992cm" svg:y="17.754cm" draw:control="control94"/>
      </draw:g>
      <draw:g text:anchor-type="page" text:anchor-page-number="3" draw:z-index="25" draw:name="DrawObject 26" draw:style-name="gr6">
        <draw:control draw:name="Controle 131" draw:style-name="gr2" draw:text-style-name="P76" svg:width="2.5cm" svg:height="0.398cm" svg:x="2.658cm" svg:y="3.937cm" draw:control="control78"/>
        <draw:control draw:name="Controle 132" draw:style-name="gr2" draw:text-style-name="P76" svg:width="1.616cm" svg:height="0.398cm" svg:x="5.627cm" svg:y="3.937cm" draw:control="control79"/>
        <draw:control draw:name="Controle 133" draw:style-name="gr2" draw:text-style-name="P76" svg:width="2.116cm" svg:height="0.398cm" svg:x="7.71cm" svg:y="3.937cm" draw:control="control80"/>
        <draw:control draw:name="Controle 134" draw:style-name="gr2" draw:text-style-name="P76" svg:width="2.117cm" svg:height="0.398cm" svg:x="10.126cm" svg:y="3.937cm" draw:control="control81"/>
        <draw:control draw:name="Controle 135" draw:style-name="gr2" draw:text-style-name="P76" svg:width="1.735cm" svg:height="0.398cm" svg:x="12.492cm" svg:y="3.937cm" draw:control="control82"/>
      </draw:g>
      <draw:g text:anchor-type="page" text:anchor-page-number="3" draw:z-index="24" draw:name="DrawObject 25" draw:style-name="gr6">
        <draw:control draw:name="Controle 124" draw:style-name="gr2" draw:text-style-name="P76" svg:width="1.5cm" svg:height="0.398cm" svg:x="2.658cm" svg:y="2.535cm" draw:control="control71"/>
        <draw:control draw:name="Controle 125" draw:style-name="gr2" draw:text-style-name="P76" svg:width="1.616cm" svg:height="0.398cm" svg:x="4.293cm" svg:y="2.535cm" draw:control="control72"/>
        <draw:control draw:name="Controle 126" draw:style-name="gr2" draw:text-style-name="P76" svg:width="1.449cm" svg:height="0.398cm" svg:x="6.043cm" svg:y="2.535cm" draw:control="control73"/>
        <draw:control draw:name="Controle 127" draw:style-name="gr2" draw:text-style-name="P76" svg:width="2.451cm" svg:height="0.398cm" svg:x="7.793cm" svg:y="2.535cm" draw:control="control74"/>
        <draw:control draw:name="Controle 128" draw:style-name="gr2" draw:text-style-name="P76" svg:width="2.001cm" svg:height="0.398cm" svg:x="10.409cm" svg:y="2.535cm" draw:control="control75"/>
        <draw:control draw:name="Controle 129" draw:style-name="gr2" draw:text-style-name="P76" svg:width="2.484cm" svg:height="0.398cm" svg:x="12.576cm" svg:y="2.535cm" draw:control="control76"/>
        <draw:control draw:name="Controle 130" draw:style-name="gr2" draw:text-style-name="P76" svg:width="1.735cm" svg:height="0.398cm" svg:x="15.492cm" svg:y="2.535cm" draw:control="control77"/>
      </draw:g>
      <draw:g text:anchor-type="page" text:anchor-page-number="2" draw:z-index="23" draw:name="DrawObject2" draw:style-name="gr1">
        <draw:control draw:name="Controle 88" draw:style-name="gr2" draw:text-style-name="P76" svg:width="1.95cm" svg:height="0.398cm" svg:x="2.658cm" svg:y="15.598cm" draw:control="control43"/>
        <draw:control draw:name="Controle 89" draw:style-name="gr2" draw:text-style-name="P76" svg:width="1.449cm" svg:height="0.398cm" svg:x="4.96cm" svg:y="15.598cm" draw:control="control44"/>
        <draw:control draw:name="Controle 90" draw:style-name="gr2" draw:text-style-name="P76" svg:width="1.95cm" svg:height="0.398cm" svg:x="6.71cm" svg:y="15.598cm" draw:control="control45"/>
        <draw:control draw:name="Controle 91" draw:style-name="gr2" draw:text-style-name="P76" svg:width="2.701cm" svg:height="0.398cm" svg:x="8.959cm" svg:y="15.598cm" draw:control="control46"/>
        <draw:control draw:name="Controle 92" draw:style-name="gr2" draw:text-style-name="P76" svg:width="1.484cm" svg:height="0.398cm" svg:x="12.075cm" svg:y="15.598cm" draw:control="control47"/>
        <draw:control draw:name="Controle 93" draw:style-name="gr2" draw:text-style-name="P76" svg:width="1.484cm" svg:height="0.398cm" svg:x="13.926cm" svg:y="15.598cm" draw:control="control48"/>
        <draw:control draw:name="Controle 94" draw:style-name="gr2" draw:text-style-name="P76" svg:width="2.484cm" svg:height="0.398cm" svg:x="15.76cm" svg:y="15.598cm" draw:control="control49"/>
        <draw:control draw:name="Controle 114" draw:style-name="gr2" draw:text-style-name="P76" svg:width="1.735cm" svg:height="0.398cm" svg:x="18.494cm" svg:y="15.598cm" draw:control="control70"/>
      </draw:g>
      <draw:g text:anchor-type="page" text:anchor-page-number="2" draw:z-index="22" draw:name="DrawObject25" draw:style-name="gr6">
        <draw:control draw:name="Controle 110" draw:style-name="gr2" draw:text-style-name="P76" svg:width="2.5cm" svg:height="0.398cm" svg:x="2.658cm" svg:y="14.168cm" draw:control="control65"/>
        <draw:control draw:name="Controle 111" draw:style-name="gr2" draw:text-style-name="P76" svg:width="1.616cm" svg:height="0.398cm" svg:x="5.627cm" svg:y="14.168cm" draw:control="control66"/>
        <draw:control draw:name="Controle 112" draw:style-name="gr2" draw:text-style-name="P76" svg:width="2.116cm" svg:height="0.398cm" svg:x="7.71cm" svg:y="14.168cm" draw:control="control67"/>
        <draw:control draw:name="Controle 113" draw:style-name="gr2" draw:text-style-name="P76" svg:width="2.117cm" svg:height="0.398cm" svg:x="10.126cm" svg:y="14.168cm" draw:control="control68"/>
        <draw:control draw:name="Controle 116" draw:style-name="gr2" draw:text-style-name="P76" svg:width="1.735cm" svg:height="0.398cm" svg:x="12.492cm" svg:y="14.168cm" draw:control="control69"/>
      </draw:g>
      <draw:g text:anchor-type="page" text:anchor-page-number="2" draw:z-index="21" draw:name="DrawObject1" draw:style-name="gr1">
        <draw:control draw:name="Controle 102" draw:style-name="gr2" draw:text-style-name="P76" svg:width="2.001cm" svg:height="0.398cm" svg:x="2.658cm" svg:y="11.326cm" draw:control="control64"/>
        <draw:control draw:name="Controle 103" draw:style-name="gr2" draw:text-style-name="P76" svg:width="1.449cm" svg:height="0.398cm" svg:x="4.96cm" svg:y="11.326cm" draw:control="control63"/>
        <draw:control draw:name="Controle 104" draw:style-name="gr2" draw:text-style-name="P76" svg:width="1.2cm" svg:height="0.398cm" svg:x="6.71cm" svg:y="11.326cm" draw:control="control62"/>
        <draw:control draw:name="Controle 105" draw:style-name="gr2" draw:text-style-name="P76" svg:width="1.2cm" svg:height="0.398cm" svg:x="8.292cm" svg:y="11.326cm" draw:control="control61"/>
        <draw:control draw:name="Controle 106" draw:style-name="gr2" draw:text-style-name="P76" svg:width="2.484cm" svg:height="0.398cm" svg:x="10.093cm" svg:y="11.326cm" draw:control="control60"/>
        <draw:control draw:name="Controle 107" draw:style-name="gr2" draw:text-style-name="P76" svg:width="1.985cm" svg:height="0.398cm" svg:x="12.993cm" svg:y="11.326cm" draw:control="control59"/>
        <draw:control draw:name="Controle 108" draw:style-name="gr2" draw:text-style-name="P76" svg:width="1.001cm" svg:height="0.398cm" svg:x="15.409cm" svg:y="11.326cm" draw:control="control58"/>
        <draw:control draw:name="Controle 109" draw:style-name="gr2" draw:text-style-name="P76" svg:width="1.752cm" svg:height="0.398cm" svg:x="17.325cm" svg:y="11.326cm" draw:control="control57"/>
      </draw:g>
      <draw:g text:anchor-type="page" text:anchor-page-number="2" draw:z-index="19" draw:name="DrawObject26" draw:style-name="gr6">
        <draw:control draw:name="Controle 95" draw:style-name="gr2" draw:text-style-name="P76" svg:width="1.5cm" svg:height="0.398cm" svg:x="2.658cm" svg:y="12.742cm" draw:control="control50"/>
        <draw:control draw:name="Controle 96" draw:style-name="gr2" draw:text-style-name="P76" svg:width="1.616cm" svg:height="0.398cm" svg:x="4.293cm" svg:y="12.742cm" draw:control="control51"/>
        <draw:control draw:name="Controle 97" draw:style-name="gr2" draw:text-style-name="P76" svg:width="1.449cm" svg:height="0.398cm" svg:x="6.043cm" svg:y="12.742cm" draw:control="control52"/>
        <draw:control draw:name="Controle 98" draw:style-name="gr2" draw:text-style-name="P76" svg:width="2.451cm" svg:height="0.398cm" svg:x="7.793cm" svg:y="12.742cm" draw:control="control53"/>
        <draw:control draw:name="Controle 99" draw:style-name="gr2" draw:text-style-name="P76" svg:width="2.001cm" svg:height="0.398cm" svg:x="10.409cm" svg:y="12.742cm" draw:control="control54"/>
        <draw:control draw:name="Controle 100" draw:style-name="gr2" draw:text-style-name="P76" svg:width="2.484cm" svg:height="0.398cm" svg:x="12.576cm" svg:y="12.742cm" draw:control="control55"/>
        <draw:control draw:name="Controle 101" draw:style-name="gr2" draw:text-style-name="P76" svg:width="1.735cm" svg:height="0.398cm" svg:x="15.492cm" svg:y="12.742cm" draw:control="control56"/>
      </draw:g>
      <text:p text:style-name="Standard"><draw:control text:anchor-type="paragraph" draw:z-index="12" draw:name="Controle 86" draw:style-name="gr9" draw:text-style-name="P82" svg:width="2.222cm" svg:height="0.6cm" svg:x="2.323cm" svg:y="1.591cm" draw:control="control8"/></text:p>
      <table:table table:name="Tabela1" table:style-name="Tabela1" table:template-name="Default Style">
        <table:table-column table:style-name="Tabela1.A"/>
        <table:table-row table:style-name="Tabela1.1">
          <table:table-cell table:style-name="Tabela1.A1" office:value-type="string">
            <text:p text:style-name="P6"><text:span text:style-name="T24">Nome Completo</text:span><text:span text:style-name="T21">:</text:span><text:span text:style-name="T20"> </text:span><text:span text:style-name="T20"><draw:control text:anchor-type="as-char" draw:z-index="6" draw:name="Controle 1" draw:style-name="gr8" draw:text-style-name="P81" svg:width="11.524cm" svg:height="0.6cm" draw:control="control1"/></text:span><text:span text:style-name="T20"><text:s/></text:span><text:span text:style-name="T24">Apelido</text:span><text:span text:style-name="T21">:</text:span><text:span text:style-name="T1"> </text:span><draw:control text:anchor-type="as-char" draw:z-index="11" draw:name="Controle 84" draw:style-name="gr8" draw:text-style-name="P81" svg:width="3.971cm" svg:height="0.6cm" draw:control="control7"/></text:p>
          </table:table-cell>
        </table:table-row>
      </table:table>
      <table:table table:name="Tabela2" table:style-name="Tabela2" table:template-name="Default Style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<text:span text:style-name="T18">Data Nasc.</text:span>: <text:s/></text:p>
          </table:table-cell>
          <table:table-cell table:style-name="Tabela2.A1" office:value-type="string">
            <text:p text:style-name="P4"><text:span text:style-name="T18">Idade</text:span>: <draw:control text:anchor-type="as-char" svg:y="-0.536cm" draw:z-index="7" draw:name="Controle 3" draw:style-name="gr7" draw:text-style-name="P81" svg:width="1.705cm" svg:height="0.6cm" draw:control="control2"/><text:s/></text:p>
          </table:table-cell>
          <table:table-cell table:style-name="Tabela2.C1" office:value-type="string">
            <text:p text:style-name="P5"><text:span text:style-name="T19">RG</text:span>: <text:s/><draw:control text:anchor-type="as-char" svg:y="-0.439cm" draw:z-index="13" draw:name="Controle 11" draw:style-name="gr7" draw:text-style-name="P81" svg:width="4.273cm" svg:height="0.6cm" draw:control="control9"/><text:s text:c="2"/>CPF: <text:s/><draw:control text:anchor-type="as-char" svg:y="-0.439cm" draw:z-index="14" draw:name="Controle 2" draw:style-name="gr7" draw:text-style-name="P81" svg:width="5.356cm" svg:height="0.6cm" draw:control="control10"/></text:p>
          </table:table-cell>
        </table:table-row>
      </table:table>
      <table:table table:name="Tabela3" table:style-name="Tabela3" table:template-name="Default Style">
        <table:table-column table:style-name="Tabela3.A"/>
        <table:table-row table:style-name="Tabela3.1">
          <table:table-cell table:style-name="Tabela3.A1" office:value-type="string">
            <text:p text:style-name="P7"><text:span text:style-name="T22">Endereço</text:span><text:span text:style-name="T21">: </text:span><text:span text:style-name="T21"><draw:control text:anchor-type="as-char" draw:z-index="15" draw:name="Controle 4" draw:style-name="gr8" draw:text-style-name="P81" svg:width="6.127cm" svg:height="0.6cm" draw:control="control11"/></text:span><text:span text:style-name="T21"><text:s/></text:span><text:span text:style-name="T23">Complemento</text:span><text:span text:style-name="T21">: </text:span><text:span text:style-name="T21"><draw:control text:anchor-type="as-char" draw:z-index="16" draw:name="Controle 4" draw:style-name="gr8" draw:text-style-name="P81" svg:width="3.948cm" svg:height="0.6cm" draw:control="control40"/></text:span><text:span text:style-name="T21"><text:s/></text:span><text:span text:style-name="T23">Cidade</text:span><text:span text:style-name="T21">: </text:span><draw:control text:anchor-type="as-char" draw:z-index="17" draw:name="Controle 5" draw:style-name="gr8" draw:text-style-name="P81" svg:width="3.948cm" svg:height="0.6cm" draw:control="control41"/></text:p>
          </table:table-cell>
        </table:table-row>
      </table:table>
      <text:list text:style-name="L1">
        <text:list-header>
          <text:p text:style-name="P53"/>
          <text:p text:style-name="P54"><text:span text:style-name="T8">PRE</text:span><text:span text:style-name="T25">MISSAS BÁSICAS DE INTEGRAÇÃO EFICAZ E POSITIVA</text:span></text:p>
        </text:list-header>
      </text:list>
      <text:p text:style-name="P46"/>
      <text:p text:style-name="P48"><text:span text:style-name="T4">1.<text:tab/></text:span><text:span text:style-name="T1">Ambiente Acolhedor e Apresentação da Equipe:</text:span></text:p>
      <text:p text:style-name="P38"/>
      <text:p text:style-name="P50"><text:tab/><text:span text:style-name="T26">1.1<text:tab/></text:span>Cultura</text:p>
      <text:p text:style-name="P39"/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55">Práticas regulares de treinamento e conscientização sobre segurança.</text:p>
                    </text:list-item>
                    <text:list-item>
                      <text:p text:style-name="P56">Encorajamento ativo para que os colaboradores participem na identificação de riscos e na melhoria das práticas </text:p>
                      <text:p text:style-name="P56">de segurança.</text:p>
                    </text:list-item>
                    <text:list-item>
                      <text:p text:style-name="P63"><text:span text:style-name="T11">Inovação e Criatividade</text:span><text:span text:style-name="T12">:</text:span><text:span text:style-name="T13"> </text:span><text:span text:style-name="T15">Culturas que incentivam novas ideias e abordagens inovadora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tab/><text:tab/>Transparência e Abertura: Ambientes onde a comunicação é franca e as decisões são abertas e acessíveis a todos.</text:p>
      <text:list xml:id="list145854825116272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63"><text:span text:style-name="T11">Meritocracia:</text:span><text:span text:style-name="T13"> </text:span><text:span text:style-name="T15">Reconhecimento e recompensas baseados no desempenho e contribuiçõe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tab/><text:tab/>Colaboração e Trabalho em Equipe: Forte ênfase na colaboração interna e entre departamentos.</text:p>
      <text:p text:style-name="P40"><text:tab/><text:tab/>Compromisso com a Sustentabilidade: Foco em práticas ambientalmente sustentáveis e responsabilidade <text:tab/>social.</text:p>
      <text:p text:style-name="P40"/>
      <text:p text:style-name="P50"><text:span text:style-name="T26"><text:tab/>1.2<text:tab/></text:span>Missão</text:p>
      <text:p text:style-name="P65"><text:tab/><text:tab/></text:p>
      <text:list xml:id="list3770266438" text:style-name="L3">
        <text:list-item>
          <text:list>
            <text:list-item>
              <text:list>
                <text:list-item>
                  <text:list>
                    <text:list-item>
                      <text:p text:style-name="P57">Garantir um ambiente de trabalho seguro e saudável para todos os colaboradores.</text:p>
                    </text:list-item>
                    <text:list-item>
                      <text:p text:style-name="P58">Liderar o setor em padrões de segurança e práticas de trabalho saudáveis.</text:p>
                    </text:list-item>
                    <text:list-item>
                      <text:p text:style-name="P58">Atender às necessidades dos consumidores com produtos ou serviços de alta qualidade.</text:p>
                    </text:list-item>
                    <text:list-item>
                      <text:p text:style-name="P58">Inovar para resolver desafios globais.</text:p>
                    </text:list-item>
                    <text:list-item>
                      <text:p text:style-name="P58">Melhorar a qualidade de vida das pessoas através da tecnologia.</text:p>
                    </text:list-item>
                    <text:list-item>
                      <text:p text:style-name="P58">Fornecer experiências excepcionais de cliente.</text:p>
                    </text:list-item>
                    <text:list-item>
                      <text:p text:style-name="P58">Produzir de maneira sustentável e ética.</text:p>
                    </text:list-item>
                  </text:list>
                  <text:p text:style-name="P74"/>
                </text:list-item>
              </text:list>
            </text:list-item>
          </text:list>
        </text:list-item>
      </text:list>
      <text:p text:style-name="P50"><text:span text:style-name="T26"><text:tab/>1.3<text:tab/></text:span>Valores</text:p>
      <text:p text:style-name="P39"/>
      <text:list text:continue-list="list145854825116272" text:style-name="L2">
        <text:list-item>
          <text:list>
            <text:list-item>
              <text:list>
                <text:list-item>
                  <text:list>
                    <text:list-item>
                      <text:p text:style-name="P64"><text:span text:style-name="T14">Segurança: </text:span><text:span text:style-name="T13">Valorizar acima de tudo a segurança física e psicológica dos colaboradores.</text:span></text:p>
                    </text:list-item>
                    <text:list-item>
                      <text:p text:style-name="P64"><text:span text:style-name="T14">Responsabilidade: </text:span><text:span text:style-name="T13">Assumir a responsabilidade por práticas de trabalho seguras e proteger o bem-estar dos colaboradores.</text:span></text:p>
                    </text:list-item>
                    <text:list-item>
                      <text:p text:style-name="P64"><text:span text:style-name="T14">Cuidado: </text:span><text:span text:style-name="T13">Demonstrar um compromisso contínuo com a saúde e o bem-estar de todos na organização.</text:span></text:p>
                    </text:list-item>
                    <text:list-item>
                      <text:p text:style-name="P64"><text:span text:style-name="T14">Integridade: </text:span><text:span text:style-name="T13">Agir de forma ética e honesta em todas as situações.</text:span></text:p>
                    </text:list-item>
                    <text:list-item>
                      <text:p text:style-name="P64"><text:span text:style-name="T1">Excelência:</text:span> Compromisso em fazer o melhor possível em todas as circunstâncias.</text:p>
                    </text:list-item>
                    <text:list-item>
                      <text:p text:style-name="P64"><text:span text:style-name="T1">Respeito:</text:span> Tratar todos os stakeholders com respeito e consideração <text:span text:style-name="T46">a hierarquia.</text:span></text:p>
                    </text:list-item>
                    <text:list-item>
                      <text:p text:style-name="P64"><text:span text:style-name="T1">Responsabilidade: </text:span>Assumir a responsabilidade por suas ações e seu impacto na comunidade e no ambiente.</text:p>
                    </text:list-item>
                    <text:list-item>
                      <text:p text:style-name="P64"><text:span text:style-name="T1">Inclusão:</text:span> Fomentar um ambiente inclusivo que valorize a diversidade em todas as suas formas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49"><text:span text:style-name="T25">2.<text:tab/></text:span>Claridade nas Expectativas e Treinamento Inicial:</text:p>
      <text:p text:style-name="P27"/>
      <text:p text:style-name="P51"><text:tab/><text:span text:style-name="T48">2.1<text:tab/></text:span>Treinamento sobre Ferramentas e Processos Internos</text:p>
      <text:p text:style-name="P25"/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75"><text:span text:style-name="T17">Qualidade:</text:span><text:span text:style-name="T16"> Instrução sobre documentações de FGI, incluindo Análise Preliminar de Riscos (APRs), relatórios e atas. Treinamento na coleta da mala de testes, identificação do gestor da área e das equipes.</text:span></text:p>
                    </text:list-item>
                    <text:list-item>
                      <text:p text:style-name="P66"><text:soft-page-break/>Segurança do Trabalho: Participação em reuniões semanais de Diálogo Diário de Segurança (DDS), familiarização com programas de segurança, uso de formulários de relato de segurança e inspeção de obra, além de conhecer o gestor da área e da equipe.</text:p>
                    </text:list-item>
                    <text:list-item>
                      <text:p text:style-name="P66"><text:span text:style-name="T1">Fábrica: </text:span>Orientações sobre comportamento na plataforma, incluindo regras como proibição do uso de adornos, mochilas, evitar gritos e conversas fiadas, e identificação do gestor da área e equipe.</text:p>
                    </text:list-item>
                    <text:list-item>
                      <text:p text:style-name="P66"><text:span text:style-name="T1">C&amp;C: </text:span>Treinamento no uso das ferramentas Aptus GA e Aptus RD, apresentação do GuideLine, Overview nas regras do servidor PSI, pastas e subpastas e envio de backups, introdução ao gestor e às equipes.</text:p>
                    </text:list-item>
                    <text:list-item>
                      <text:p text:style-name="P66"><text:span text:style-name="T1">Engenharia: </text:span>Suporte de dúvidas de projetos e As-buits, Overview nas regras do servidor PSI, pastas e subpastas e acesso aos documentos e projetos, nome do gestor e às equipes.</text:p>
                    </text:list-item>
                    <text:list-item>
                      <text:p text:style-name="P66"><text:span text:style-name="T1">ES&amp;A: </text:span>Suporte de dúvidas técnicas, Overview nas regras do servidor PSI, pastas e subpastas e acesso aos documentos e projetos, nome do gestor e às equipes.</text:p>
                      <text:p text:style-name="P67"/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53"><text:tab/>2.2<text:tab/></text:span><text:span text:style-name="T55">Análise e </text:span><text:span text:style-name="T56">Conhecimento</text:span><text:span text:style-name="T55"> </text:span><text:span text:style-name="T54">Técnico</text:span></text:p>
      <text:p text:style-name="P25"><text:tab/><text:tab/>Introdução aos principais projetos e clientes da empresa, proporcionando uma visão clara de como o trabalho do <text:tab/>colaborador contribuirá para o sucesso da organização.</text:p>
      <text:p text:style-name="P27"><text:tab/><text:tab/></text:p>
      <text:p text:style-name="P26"><text:tab/><text:tab/><text:span text:style-name="T1">Tempo de experiência na área:</text:span> <text:span text:style-name="T27"><draw:control text:anchor-type="as-char" svg:y="-0.497cm" draw:z-index="18" draw:name="Controle 8" draw:style-name="gr7" draw:text-style-name="P79" svg:width="2.435cm" svg:height="0.701cm" draw:control="control12"/></text:span></text:p>
      <text:p text:style-name="P24"><text:tab/><text:tab/></text:p>
      <text:p text:style-name="P24"><text:span text:style-name="T29"><text:tab/><text:tab/>Experiências</text:span><text:span text:style-name="T28"> </text:span><text:span text:style-name="T30">fabricantes </text:span><text:span text:style-name="T31">IEDs</text:span></text:p>
      <text:p text:style-name="P18"/>
      <text:p text:style-name="P68"><text:tab/><text:tab/></text:p>
      <text:p text:style-name="P18"><text:span text:style-name="T29"><text:tab/><text:tab/>Experiência</text:span><text:span text:style-name="T28"> </text:span><text:span text:style-name="T30">tecnologias de software </text:span><text:span text:style-name="T31">IEDs</text:span></text:p>
      <text:p text:style-name="P18"/>
      <text:p text:style-name="P18"><text:tab/><text:span text:style-name="T28"><text:tab/><text:tab/></text:span></text:p>
      <text:p text:style-name="P20"><text:span text:style-name="T29"><text:tab/><text:tab/>Experiência</text:span><text:span text:style-name="T28"> </text:span><text:span text:style-name="T29">M</text:span><text:span text:style-name="T31">ala de </text:span><text:span text:style-name="T29">T</text:span><text:span text:style-name="T31">estes</text:span></text:p>
      <text:p text:style-name="P22"><text:tab/><text:tab/></text:p>
      <text:p text:style-name="P19"><text:span text:style-name="T28"/></text:p>
      <text:p text:style-name="P23"><text:span text:style-name="T28"><text:tab/></text:span><text:span text:style-name="T29">Experiências</text:span><text:span text:style-name="T28"> Principais </text:span><text:span text:style-name="T29">Clientes</text:span><text:span text:style-name="T28"><text:tab/><text:tab/> </text:span></text:p>
      <text:p text:style-name="P19"><text:span text:style-name="T28"/></text:p>
      <text:p text:style-name="P19"><text:span text:style-name="T28"/></text:p>
      <text:p text:style-name="P21"><text:span text:style-name="T29"><text:tab/>Experiências</text:span><text:span text:style-name="T28"> </text:span><text:span text:style-name="T32">com Filosofias de Proteção</text:span><text:span text:style-name="T28"><text:tab/></text:span></text:p>
      <text:p text:style-name="P28"><text:span text:style-name="T35"/></text:p>
      <text:p text:style-name="P69"><text:tab/><text:tab/></text:p>
      <text:p text:style-name="P69"><text:tab/><text:tab/></text:p>
      <text:p text:style-name="P30"><text:span text:style-name="T35"/></text:p>
      <text:p text:style-name="P30"><text:span text:style-name="T35"/></text:p>
      <text:p text:style-name="P70"><text:tab/><text:tab/></text:p>
      <text:p text:style-name="P34"><text:span text:style-name="T35"><text:tab/><text:tab/>Principais </text:span><text:span text:style-name="T38">projetos</text:span><text:span text:style-name="T35">?</text:span></text:p>
      <text:p text:style-name="P28"><text:tab/><draw:control text:anchor-type="as-char" svg:y="-0.171cm" draw:z-index="20" draw:name="Controle 87" draw:style-name="gr4" draw:text-style-name="P79" svg:width="16.408cm" svg:height="3.066cm" draw:control="control42"/></text:p>
      <text:p text:style-name="P27"/>
      <text:p text:style-name="P35"><text:span text:style-name="T51"><text:tab/>2.3<text:tab/></text:span><text:span text:style-name="T52">Necessidade de</text:span><text:span text:style-name="T50"> </text:span><text:span text:style-name="T49">Treinamento Técnico</text:span><text:span text:style-name="T35"><text:tab/><text:tab/></text:span></text:p>
      <text:p text:style-name="P35"><text:span text:style-name="T35"/></text:p>
      <text:p text:style-name="P35"><text:span text:style-name="T35"><text:tab/><text:tab/></text:span><text:span text:style-name="T34">Avaliação das necessidades de treinamento técnico do colaborador, focando nas tecnologias específicas com as <text:tab/>quais ele se sinta menos familiarizado.</text:span></text:p>
      <text:p text:style-name="P37"><text:span text:style-name="T27"/></text:p>
      <text:p text:style-name="P29"><text:span text:style-name="T35"><text:tab/><text:tab/></text:span><text:span text:style-name="T40">Necessidade Treinamentos em </text:span><text:span text:style-name="T38">F</text:span><text:span text:style-name="T36">abricantes </text:span><text:span text:style-name="T37">IEDs</text:span><text:span text:style-name="T35">?</text:span></text:p>
      <text:p text:style-name="P29"/>
      <text:p text:style-name="P29"><text:tab/><text:tab/></text:p>
      <text:p text:style-name="P32"><text:soft-page-break/><text:tab/><text:tab/><text:span text:style-name="T40">Necessidade <text:tab/>Treinamentos em </text:span><text:span text:style-name="T38">T</text:span><text:span text:style-name="T36">ecnologias de software </text:span><text:span text:style-name="T37">IEDs</text:span><text:span text:style-name="T35">?</text:span></text:p>
      <text:p text:style-name="P29"/>
      <text:p text:style-name="P29"/>
      <text:p text:style-name="P31"><text:span text:style-name="T35"><text:tab/><text:tab/></text:span><text:span text:style-name="T40">Necessidade Treinamentos em </text:span><text:span text:style-name="T38">M</text:span><text:span text:style-name="T37">ala de testes</text:span><text:span text:style-name="T35">?</text:span></text:p>
      <text:p text:style-name="P29"><text:tab/><text:tab/></text:p>
      <text:p text:style-name="P36"><text:span text:style-name="T28"/></text:p>
      <text:p text:style-name="P33"><text:span text:style-name="T35"><text:tab/></text:span><text:span text:style-name="T40">Necessidade Treinamentos em </text:span><text:span text:style-name="T35">P</text:span><text:span text:style-name="T38">rocedimentos e padrões de</text:span><text:span text:style-name="T35"> </text:span><text:span text:style-name="T38">clientes</text:span><text:span text:style-name="T35">?<text:tab/> </text:span></text:p>
      <text:p text:style-name="P28"><text:span text:style-name="T35"/></text:p>
      <text:p text:style-name="P28"><text:span text:style-name="T35"/></text:p>
      <text:p text:style-name="P32"><text:span text:style-name="T40"><text:tab/><text:tab/>Necessidade Treinamentos </text:span><text:span text:style-name="T39">com Filosofias de Proteção</text:span></text:p>
      <text:p text:style-name="P71"><text:tab/><text:tab/></text:p>
      <text:p text:style-name="P28"><text:span text:style-name="T35"/></text:p>
      <text:p text:style-name="P28"><text:span text:style-name="T35"/></text:p>
      <text:p text:style-name="P28"><text:span text:style-name="T35"/></text:p>
      <text:p text:style-name="P14"/>
      <text:p text:style-name="P49"><text:span text:style-name="T25">3.<text:tab/></text:span>Acesso a Recursos e <text:span text:style-name="T47">Ferramentas</text:span>:</text:p>
      <text:p text:style-name="P10"/>
      <text:p text:style-name="P10"><text:tab/><text:tab/><text:span text:style-name="T41">Realizou integração com as áreas</text:span><text:span text:style-name="T35">?</text:span></text:p>
      <text:p text:style-name="P9"><draw:g text:anchor-type="char" draw:z-index="28" draw:name="DrawObject29" draw:style-name="gr3"><draw:control draw:name="Controle 166" draw:style-name="gr2" draw:text-style-name="P77" svg:width="1.724cm" svg:height="0.415cm" svg:x="4.32cm" svg:y="0.217cm" draw:control="control13"/><draw:control draw:name="Controle 167" draw:style-name="gr2" draw:text-style-name="P78" svg:width="1.534cm" svg:height="0.398cm" svg:x="2.625cm" svg:y="0.235cm" draw:control="control14"/></draw:g></text:p>
      <text:p text:style-name="P9"/>
      <text:p text:style-name="P10"><text:span text:style-name="T41"><text:tab/><text:tab/>Recebeu o processo de procedimentos RH</text:span><text:span text:style-name="T35">?</text:span></text:p>
      <text:p text:style-name="P9"><draw:g text:anchor-type="char" draw:z-index="29" draw:name="DrawObject 29" draw:style-name="gr3"><draw:control draw:name="Controle 165" draw:style-name="gr2" draw:text-style-name="P77" svg:width="1.724cm" svg:height="0.415cm" svg:x="4.32cm" svg:y="0.217cm" draw:control="control15"/><draw:control draw:name="Controle 168" draw:style-name="gr2" draw:text-style-name="P78" svg:width="1.534cm" svg:height="0.398cm" svg:x="2.625cm" svg:y="0.235cm" draw:control="control16"/></draw:g></text:p>
      <text:p text:style-name="P9"/>
      <text:p text:style-name="P12"><text:span text:style-name="T41"><text:tab/><text:tab/>Ficou alguma dúvida da integração </text:span><text:span text:style-name="T43">e processo de procedimento</text:span><text:span text:style-name="T41"> recebid</text:span><text:span text:style-name="T43">o</text:span><text:span text:style-name="T41">? </text:span><text:span text:style-name="T43">Tais como: salário, benefício, período <text:tab/>de recebimento do salário, período de emissão e envio de Nfe, período e emissão de envio de GDVs, dentre <text:tab/>outros?</text:span></text:p>
      <text:p text:style-name="P9"><text:tab/><text:tab/><draw:g text:anchor-type="char" draw:z-index="30" draw:name="DrawObject 30" draw:style-name="gr3"><draw:control draw:name="Controle 169" draw:style-name="gr2" draw:text-style-name="P77" svg:width="1.724cm" svg:height="0.415cm" svg:x="4.32cm" svg:y="0.217cm" draw:control="control17"/><draw:control draw:name="Controle 170" draw:style-name="gr2" draw:text-style-name="P78" svg:width="1.534cm" svg:height="0.398cm" svg:x="2.625cm" svg:y="0.235cm" draw:control="control18"/></draw:g></text:p>
      <text:p text:style-name="P9"/>
      <text:p text:style-name="P13"><text:tab/><text:span text:style-name="T1"><text:tab/></text:span><text:span text:style-name="T5">Se sim, quais: </text:span><text:tab/></text:p>
      <text:p text:style-name="P13"><text:tab/><text:tab/><draw:control text:anchor-type="as-char" svg:y="-0.171cm" draw:z-index="33" draw:name="Controle 173" draw:style-name="gr4" draw:text-style-name="P79" svg:width="16.408cm" svg:height="1.542cm" draw:control="control107"/></text:p>
      <text:p text:style-name="P9"/>
      <text:p text:style-name="P10"><text:span text:style-name="T41"><text:tab/><text:tab/>Recebeu </text:span><text:span text:style-name="T43">todos</text:span><text:span text:style-name="T41"> EPI’s</text:span><text:span text:style-name="T35">?</text:span></text:p>
      <text:p text:style-name="P10"><text:span text:style-name="T35"><text:tab/><text:tab/></text:span><draw:control text:anchor-type="char" draw:z-index="31" draw:name="Controle 171" draw:style-name="gr5" draw:text-style-name="P80" svg:width="3.34cm" svg:height="0.415cm" svg:x="4.32cm" svg:y="0.217cm" draw:control="control19"/><draw:control text:anchor-type="char" draw:z-index="32" draw:name="Controle 172" draw:style-name="gr5" draw:text-style-name="P78" svg:width="1.534cm" svg:height="0.398cm" svg:x="2.625cm" svg:y="0.235cm" draw:control="control20"/><draw:control text:anchor-type="char" draw:z-index="34" draw:name="Controle 174" draw:style-name="gr5" draw:text-style-name="P77" svg:width="1.724cm" svg:height="0.415cm" svg:x="7.987cm" svg:y="0.217cm" draw:control="control21"/></text:p>
      <text:p text:style-name="P10"><text:span text:style-name="T35"/></text:p>
      <text:p text:style-name="P12"><text:span text:style-name="T41"><text:tab/><text:tab/></text:span><text:span text:style-name="T33">Se sim, não todos, quais faltam: </text:span></text:p>
      <text:p text:style-name="P12"><text:span text:style-name="T41"><text:tab/><text:tab/></text:span><text:span text:style-name="T41"><draw:control text:anchor-type="as-char" svg:y="-0.171cm" draw:z-index="35" draw:name="Controle 175" draw:style-name="gr4" draw:text-style-name="P79" svg:width="16.408cm" svg:height="1.11cm" draw:control="control108"/></text:span></text:p>
      <text:p text:style-name="P12"><text:span text:style-name="T41"/></text:p>
      <text:p text:style-name="P12"><text:span text:style-name="T41"><text:tab/><text:tab/>Re</text:span><text:span text:style-name="T42">cebeu uniform</text:span><text:span text:style-name="T44">e</text:span><text:span text:style-name="T42"> de trabalho?</text:span></text:p>
      <text:p text:style-name="P10"><text:span text:style-name="T35"><text:tab/><text:tab/></text:span><draw:g text:anchor-type="char" draw:z-index="36" draw:name="DrawObject 31" draw:style-name="gr3"><draw:control draw:name="Controle 176" draw:style-name="gr2" draw:text-style-name="P77" svg:width="1.724cm" svg:height="0.415cm" svg:x="4.32cm" svg:y="0.217cm" draw:control="control22"/><draw:control draw:name="Controle 177" draw:style-name="gr2" draw:text-style-name="P78" svg:width="1.534cm" svg:height="0.398cm" svg:x="2.625cm" svg:y="0.235cm" draw:control="control23"/></draw:g></text:p>
      <text:p text:style-name="P72"><text:tab/></text:p>
      <text:p text:style-name="P11"><text:span text:style-name="T35"><text:tab/><text:tab/></text:span><text:span text:style-name="T41">Re</text:span><text:span text:style-name="T42">cebeu notebook?</text:span></text:p>
      <text:p text:style-name="P11"><text:span text:style-name="T42"><text:tab/><text:tab/></text:span><draw:g text:anchor-type="char" draw:z-index="37" draw:name="DrawObject 32" draw:style-name="gr3"><draw:control draw:name="Controle 178" draw:style-name="gr2" draw:text-style-name="P77" svg:width="1.724cm" svg:height="0.415cm" svg:x="4.32cm" svg:y="0.217cm" draw:control="control24"/><draw:control draw:name="Controle 179" draw:style-name="gr2" draw:text-style-name="P78" svg:width="1.534cm" svg:height="0.398cm" svg:x="2.625cm" svg:y="0.235cm" draw:control="control25"/></draw:g></text:p>
      <text:p text:style-name="P11"><text:span text:style-name="T42"/></text:p>
      <text:p text:style-name="P11"><text:span text:style-name="T42"><text:tab/><text:tab/></text:span><text:span text:style-name="T41">Re</text:span><text:span text:style-name="T42">cebeu mochila?</text:span></text:p>
      <text:p text:style-name="P11"><text:span text:style-name="T42"><text:tab/><text:tab/></text:span><draw:g text:anchor-type="char" draw:z-index="38" draw:name="DrawObject 33" draw:style-name="gr3"><draw:control draw:name="Controle 180" draw:style-name="gr2" draw:text-style-name="P77" svg:width="1.724cm" svg:height="0.415cm" svg:x="4.32cm" svg:y="0.217cm" draw:control="control26"/><draw:control draw:name="Controle 181" draw:style-name="gr2" draw:text-style-name="P78" svg:width="1.534cm" svg:height="0.398cm" svg:x="2.625cm" svg:y="0.235cm" draw:control="control27"/></draw:g></text:p>
      <text:p text:style-name="P11"><text:span text:style-name="T42"/></text:p>
      <text:p text:style-name="P11"><text:span text:style-name="T41"><text:tab/><text:tab/>Re</text:span><text:span text:style-name="T42">cebeu celular?</text:span></text:p>
      <text:p text:style-name="P11"><text:span text:style-name="T42"><text:tab/><text:tab/></text:span><draw:g text:anchor-type="char" draw:z-index="39" draw:name="DrawObject 34" draw:style-name="gr3"><draw:control draw:name="Controle 182" draw:style-name="gr2" draw:text-style-name="P77" svg:width="1.724cm" svg:height="0.415cm" svg:x="4.32cm" svg:y="0.217cm" draw:control="control28"/><draw:control draw:name="Controle 183" draw:style-name="gr2" draw:text-style-name="P78" svg:width="1.534cm" svg:height="0.398cm" svg:x="2.625cm" svg:y="0.235cm" draw:control="control29"/></draw:g></text:p>
      <text:p text:style-name="P11"><text:soft-page-break/><text:span text:style-name="T42"><text:tab/><text:tab/>Realizado cadastro de e-mail?</text:span></text:p>
      <text:p text:style-name="P11"><text:span text:style-name="T42"><text:tab/><text:tab/></text:span><draw:g text:anchor-type="char" draw:z-index="40" draw:name="DrawObject 35" draw:style-name="gr3"><draw:control draw:name="Controle 184" draw:style-name="gr2" draw:text-style-name="P77" svg:width="1.724cm" svg:height="0.415cm" svg:x="4.32cm" svg:y="0.217cm" draw:control="control30"/><draw:control draw:name="Controle 185" draw:style-name="gr2" draw:text-style-name="P78" svg:width="1.534cm" svg:height="0.398cm" svg:x="2.625cm" svg:y="0.235cm" draw:control="control31"/></draw:g></text:p>
      <text:p text:style-name="P11"><text:span text:style-name="T42"/></text:p>
      <text:p text:style-name="P73"><text:tab/><text:tab/>Realizado cadastro de login e senha do sistema Aptus?</text:p>
      <text:p text:style-name="P11"><text:span text:style-name="T42"><text:tab/><text:tab/></text:span><draw:g text:anchor-type="char" draw:z-index="41" draw:name="DrawObject 36" draw:style-name="gr3"><draw:control draw:name="Controle 186" draw:style-name="gr2" draw:text-style-name="P77" svg:width="1.724cm" svg:height="0.415cm" svg:x="4.32cm" svg:y="0.217cm" draw:control="control32"/><draw:control draw:name="Controle 187" draw:style-name="gr2" draw:text-style-name="P78" svg:width="1.534cm" svg:height="0.398cm" svg:x="2.625cm" svg:y="0.235cm" draw:control="control33"/></draw:g></text:p>
      <text:p text:style-name="P11"><text:span text:style-name="T42"/></text:p>
      <text:p text:style-name="P73"><text:tab/><text:tab/>Realizado todas as configurações do TI no notebook e liberação de acesso ao Servidor?</text:p>
      <text:p text:style-name="P9"><text:tab/><text:tab/><draw:g text:anchor-type="char" draw:z-index="42" draw:name="DrawObject 37" draw:style-name="gr3"><draw:control draw:name="Controle 188" draw:style-name="gr2" draw:text-style-name="P77" svg:width="1.724cm" svg:height="0.415cm" svg:x="4.32cm" svg:y="0.217cm" draw:control="control34"/><draw:control draw:name="Controle 189" draw:style-name="gr2" draw:text-style-name="P78" svg:width="1.534cm" svg:height="0.398cm" svg:x="2.625cm" svg:y="0.235cm" draw:control="control35"/></draw:g></text:p>
      <text:p text:style-name="P9"/>
      <text:p text:style-name="P11"><text:tab/><text:tab/><text:span text:style-name="T42">Possui alguma pendência de envio de alguma documentação </text:span><text:span text:style-name="T44">para a PSI</text:span><text:span text:style-name="T42">?</text:span></text:p>
      <text:p text:style-name="P11"><text:span text:style-name="T42"><text:tab/><text:tab/></text:span><draw:g text:anchor-type="char" draw:z-index="43" draw:name="DrawObject 38" draw:style-name="gr3"><draw:control draw:name="Controle 190" draw:style-name="gr2" draw:text-style-name="P77" svg:width="1.724cm" svg:height="0.415cm" svg:x="4.32cm" svg:y="0.217cm" draw:control="control36"/><draw:control draw:name="Controle 191" draw:style-name="gr2" draw:text-style-name="P78" svg:width="1.534cm" svg:height="0.398cm" svg:x="2.625cm" svg:y="0.235cm" draw:control="control37"/></draw:g></text:p>
      <text:p text:style-name="P11"><text:span text:style-name="T42"/></text:p>
      <text:p text:style-name="P73"><text:tab/><text:tab/>Possui CREA disponível para abrir documento SIS de liberação de atividades em campo?</text:p>
      <text:p text:style-name="P9"><text:tab/><text:tab/><draw:g text:anchor-type="char" draw:z-index="44" draw:name="DrawObject 39" draw:style-name="gr3"><draw:control draw:name="Controle 192" draw:style-name="gr2" draw:text-style-name="P77" svg:width="1.724cm" svg:height="0.415cm" svg:x="4.32cm" svg:y="0.217cm" draw:control="control38"/><draw:control draw:name="Controle 193" draw:style-name="gr2" draw:text-style-name="P78" svg:width="1.534cm" svg:height="0.398cm" svg:x="2.625cm" svg:y="0.235cm" draw:control="control39"/></draw:g></text:p>
      <text:p text:style-name="P9"/>
      <text:p text:style-name="P49"><text:span text:style-name="T25">4.<text:tab/></text:span>Comunicação Efetiva e Introdução aos Projetos:</text:p>
      <text:p text:style-name="P15"><text:span text:style-name="T45"/></text:p>
      <text:list text:continue-list="list3770266438" text:style-name="L3">
        <text:list-item>
          <text:list>
            <text:list-item>
              <text:list>
                <text:list-item>
                  <text:list>
                    <text:list-item>
                      <text:p text:style-name="P59">Orientar as reuniões semanais (DDS) obrigatórias dentre outras internas</text:p>
                    </text:list-item>
                    <text:list-item>
                      <text:p text:style-name="P59">Orientar as reuniões trimestrais da empresa</text:p>
                    </text:list-item>
                    <text:list-item>
                      <text:p text:style-name="P59">Orientar a necessidade sobre a comunicação clara e objetiva utilizando os recursos e ferramentas que utilizamos, tais como: E-mails, Microsoft Teams e telefonia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49"><text:span text:style-name="T25">6.<text:tab/></text:span>Feedback Contínuo e Suporte:</text:p>
      <text:p text:style-name="P27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60">Orientar <text:span text:style-name="T57">sobre a necessidade de abertura para feedbacks construtivos</text:span></text:p>
                    </text:list-item>
                    <text:list-item>
                      <text:p text:style-name="P61">Orientar sobre o AVD 180°</text:p>
                    </text:list-item>
                    <text:list-item>
                      <text:p text:style-name="P61">Orientar quanto a não hesitar em solicitar suporte para qualquer um da área</text:p>
                    </text:list-item>
                    <text:list-item>
                      <text:p text:style-name="P61">Orientar sobre a área ES&amp;A para suporte</text:p>
                    </text:list-item>
                    <text:list-item>
                      <text:p text:style-name="P61">Orientar que somos uma equipe em constante desenvolvimento profissional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49"><text:span text:style-name="T25">7.<text:tab/></text:span>Respeito à Diversidade e Legislação:</text:p>
      <text:p text:style-name="P41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60">Orientar <text:span text:style-name="T58">sobre o respeito a hierarquia</text:span></text:p>
                    </text:list-item>
                    <text:list-item>
                      <text:p text:style-name="P62">Orientar sobre se policitar com excesso de brincadeiras</text:p>
                    </text:list-item>
                    <text:list-item>
                      <text:p text:style-name="P62">Orientar sobre o respeito a cultura e adversidade dos colegas de trabalho</text:p>
                    </text:list-item>
                    <text:list-item>
                      <text:p text:style-name="P62">Orientar sobre o compliance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43"><text:span text:style-name="T7"/></text:p>
      <text:p text:style-name="P45"><text:span text:style-name="T10">Observações</text:span><text:span text:style-name="T9">:</text:span></text:p>
      <text:p text:style-name="P44"><text:span text:style-name="T9"><draw:control text:anchor-type="as-char" svg:y="-1.847cm" draw:z-index="8" draw:name="Controle 62" draw:style-name="gr4" draw:text-style-name="P79" svg:width="20.543cm" svg:height="1.916cm" draw:control="control4"/></text:span></text:p>
      <text:p text:style-name="P42"><text:span text:style-name="T2"/></text:p>
      <text:p text:style-name="P42"><text:span text:style-name="T2"/></text:p>
      <text:p text:style-name="P42"><draw:line text:anchor-type="paragraph" draw:z-index="4" draw:name="Linha horizontal 2" draw:style-name="gr10" draw:text-style-name="P83" svg:x1="12.659cm" svg:y1="0.411cm" svg:x2="20.503cm" svg:y2="0.43cm"><text:p/></draw:line><text:span text:style-name="T6">Gestor</text:span><text:span text:style-name="T2">: </text:span><text:span text:style-name="T2"><draw:control text:anchor-type="as-char" svg:y="-0.409cm" draw:z-index="9" draw:name="Controle 63" draw:style-name="gr7" draw:text-style-name="P79" svg:width="9.231cm" svg:height="0.701cm" draw:control="control5"/></text:span><text:span text:style-name="T2"><text:s/></text:span><text:span text:style-name="T1">Assinatura:</text:span></text:p>
      <text:p text:style-name="P2"><text:span text:style-name="T3"/></text:p>
      <text:p text:style-name="P2"><text:span text:style-name="T3"/></text:p>
      <text:p text:style-name="P42"><draw:line text:anchor-type="paragraph" draw:z-index="5" draw:name="Linha horizontal 1" draw:style-name="gr10" draw:text-style-name="P83" svg:x1="13.541cm" svg:y1="0.43cm" svg:x2="20.503cm" svg:y2="0.43cm"><text:p/></draw:line><text:span text:style-name="T2">Colaborador: </text:span><text:span text:style-name="T2"><draw:control text:anchor-type="as-char" svg:y="-0.409cm" draw:z-index="10" draw:name="Controle 64" draw:style-name="gr7" draw:text-style-name="P79" svg:width="9.231cm" svg:height="0.701cm" draw:control="control6"/></text:span><text:span text:style-name="T2"><text:s/></text:span><text:span text:style-name="T1">Assinatura: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IDFont+F2" svg:font-family="CIDFont+F2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1" svg:font-family="Calibri" style:font-adornments="Negrito" style:font-family-generic="swiss"/>
    <style:font-face style:name="Calibri2" svg:font-family="Calibri" style:font-adornments="Regular" style:font-family-generic="swiss"/>
    <style:font-face style:name="Franklin Gothic Heavy" svg:font-family="'Franklin Gothic Heavy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MarcaDaguaPSI" xlink:href="Pictures/100000000000025D000000E7F5AB8B2C.jpg" xlink:type="simple" xlink:show="embed" xlink:actuate="onLoad"/>
    <draw:fill-image draw:name="PSI_5f_Logo-01-1" draw:display-name="PSI_Logo-01-1" xlink:href="Pictures/1000000100000BC000000420687FC039.png" xlink:type="simple" xlink:show="embed" xlink:actuate="onLoad"/>
    <draw:fill-image draw:name="rodapé_5f_PSI" draw:display-name="rodapé_PSI" xlink:href="Pictures/10000000000009A9000000EB2C10104B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c77ee"/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none"/>
      <style:paragraph-properties fo:text-align="center"/>
      <style:text-properties fo:color="#111111" loext:opacity="100%" style:font-name="Calibri" fo:font-size="16pt" fo:font-weight="bold" style:font-size-asian="16pt" style:font-weight-asian="bold" style:font-size-complex="16pt" style:font-weight-complex="bold"/>
    </style:style>
    <style:style style:name="MT1" style:family="text">
      <style:text-properties fo:color="#111111" loext:opacity="100%" style:font-name="Calibri" fo:font-size="16pt" fo:font-weight="bold" style:font-name-asian="CIDFont+F2" style:font-size-asian="16pt" style:font-weight-asian="bold" style:font-name-complex="CIDFont+F2" style:font-size-complex="16pt" style:font-weight-complex="bold"/>
    </style:style>
    <style:style style:name="MT2" style:family="text">
      <style:text-properties fo:color="#111111" loext:opacity="100%" style:font-name="Calibri" fo:font-size="5.40000009536743pt" fo:font-weight="bold" style:font-name-asian="CIDFont+F2" style:font-size-asian="5.40000009536743pt" style:font-weight-asian="bold" style:font-name-complex="CIDFont+F2" style:font-size-complex="5.40000009536743pt" style:font-weight-complex="bold"/>
    </style:style>
    <style:style style:name="MT3" style:family="text">
      <style:text-properties fo:color="#efa047" loext:opacity="100%" style:font-name="Calibri" fo:font-size="14pt" fo:font-weight="bold" style:font-name-asian="CIDFont+F2" style:font-size-asian="14pt" style:font-weight-asian="bold" style:font-name-complex="CIDFont+F2" style:font-size-complex="14pt" style:font-weight-complex="bold"/>
    </style:style>
    <style:style style:name="M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528cm" fo:min-width="6.38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MarcaDaguaPSI" draw:fill-image-width="15cm" draw:fill-image-height="5.001cm" style:repeat="no-repeat" draw:fill-image-ref-point="center" style:footnote-max-height="0cm" loext:margin-gutter="0cm">
        <style:background-image xlink:href="Pictures/100000000000025D000000E7F5AB8B2C.jp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 style:dynamic-spacing="false" draw:fill="bitmap" draw:fill-color="#729fcf" draw:fill-image-name="PSI_5f_Logo-01-1" draw:fill-image-width="5.001cm" draw:fill-image-height="2cm" style:repeat="no-repeat" draw:fill-image-ref-point="top-left">
          <style:background-image xlink:href="Pictures/1000000100000BC000000420687FC039.png" xlink:type="simple" xlink:actuate="onLoad" style:position="top left" style:repeat="no-repeat"/>
        </style:header-footer-properties>
      </style:header-style>
      <style:footer-style>
        <style:header-footer-properties fo:min-height="2cm" fo:margin-left="0cm" fo:margin-right="0cm" fo:margin-top="0cm" style:dynamic-spacing="false" draw:fill="bitmap" draw:fill-color="#729fcf" draw:fill-image-name="rodapé_5f_PSI" draw:fill-image-width="22.999cm" draw:fill-image-height="2cm" style:repeat="no-repeat" draw:fill-image-ref-point="bottom">
          <style:background-image xlink:href="Pictures/10000000000009A9000000EB2C10104B.jpg" xlink:type="simple" xlink:actuate="onLoad" style:position="bottom center" style:repeat="no-repeat"/>
        </style:header-footer-properties>
      </style:footer-style>
    </style:page-layout>
    <style:style style:name="Mdp1" style:family="drawing-page">
      <style:drawing-page-properties draw:fill="bitmap" draw:background-size="full" draw:fill-image-name="MarcaDaguaPSI" draw:fill-image-width="15cm" draw:fill-image-height="5.00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Quadro de texto 'Checklis...' 3" draw:style-name="Mgr1" draw:text-style-name="MP3" svg:width="6.381cm" svg:height="1.528cm" svg:x="7.31cm" svg:y="0.351cm"><draw:text-box><text:p text:style-name="MP2"><text:span text:style-name="MT1">INTEGRAÇÃO COM GESTOR</text:span></text:p><text:p text:style-name="MP2"><text:span text:style-name="MT2"/></text:p><text:p text:style-name="MP2"><text:span text:style-name="MT3">Seja Bem-vindo ao time PSI</text:span></text:p></draw:text-box></draw:frame></text:p>
      </style:header>
      <style:footer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8:27:48.018000000</meta:creation-date>
    <dc:date>2024-05-16T14:47:06.319000000</dc:date>
    <meta:editing-duration>PT12H33M27S</meta:editing-duration>
    <meta:editing-cycles>132</meta:editing-cycles>
    <meta:generator>LibreOffice/24.2.3.2$Windows_X86_64 LibreOffice_project/433d9c2ded56988e8a90e6b2e771ee4e6a5ab2ba</meta:generator>
    <meta:print-date>2024-05-16T14:47:26.233000000</meta:print-date>
    <meta:printed-by>Arquivos PDF</meta:printed-by>
    <meta:document-statistic meta:table-count="3" meta:image-count="0" meta:object-count="0" meta:page-count="4" meta:paragraph-count="121" meta:word-count="897" meta:character-count="6055" meta:non-whitespace-character-count="5134"/>
  </office:meta>
</office:document-meta>
</file>